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Book Antiqua" svg:font-family="Book Antiqua" style:font-family-generic="roman" style:font-pitch="variable" svg:panose-1="2 4 6 2 5 3 5 3 3 4"/>
  </office:font-face-decls>
  <office:automatic-styles>
    <style:style style:name="P1" style:parent-style-name="Título1" style:master-page-name="MP0" style:family="paragraph">
      <style:paragraph-properties fo:break-before="page"/>
      <style:text-properties style:font-name="Arial" style:font-name-complex="Arial" fo:color="#E7E6E6" fo:font-size="16pt" style:font-size-asian="16pt" style:font-size-complex="16pt"/>
    </style:style>
    <style:style style:name="P3" style:parent-style-name="Título2" style:family="paragraph">
      <style:text-properties style:font-name="Arial" style:font-name-complex="Arial" fo:font-weight="bold" style:font-weight-asian="bold" style:font-weight-complex="bold" fo:color="#ED7D31" fo:font-size="16pt" style:font-size-asian="16pt" style:font-size-complex="16pt"/>
    </style:style>
    <style:style style:name="P4" style:parent-style-name="Normal" style:family="paragraph">
      <style:paragraph-properties fo:margin-top="0.1305in" fo:margin-left="0.4722in">
        <style:tab-stops/>
      </style:paragraph-properties>
    </style:style>
    <style:style style:name="T5" style:parent-style-name="Fuentedepárrafopredeter." style:family="text">
      <style:text-properties style:font-name="Arial" style:font-name-complex="Arial" fo:font-weight="bold" style:font-weight-asian="bold" style:font-weight-complex="bold" fo:color="#A5A5A5" fo:font-size="14pt" style:font-size-asian="14pt" style:font-size-complex="14pt"/>
    </style:style>
    <style:style style:name="T6" style:parent-style-name="Fuentedepárrafopredeter." style:family="text">
      <style:text-properties style:font-name="Arial" style:font-name-complex="Arial" fo:font-weight="bold" style:font-weight-asian="bold" style:font-weight-complex="bold" fo:color="#A5A5A5" fo:font-size="14pt" style:font-size-asian="14pt" style:font-size-complex="14pt"/>
    </style:style>
    <style:style style:name="T7" style:parent-style-name="Título3Car" style:family="text">
      <style:text-properties style:font-name="Arial" style:font-name-complex="Arial" fo:font-weight="bold" style:font-weight-asian="bold" style:font-weight-complex="bold" fo:color="#A5A5A5" fo:font-size="14pt" style:font-size-asian="14pt" style:font-size-complex="14pt"/>
    </style:style>
    <style:style style:name="P8" style:parent-style-name="Párrafodelista" style:family="paragraph">
      <style:paragraph-properties fo:margin-left="0in">
        <style:tab-stops/>
      </style:paragraph-properties>
      <style:text-properties style:font-name="Book Antiqua"/>
    </style:style>
    <style:style style:name="P9" style:parent-style-name="Párrafodelista" style:family="paragraph">
      <style:paragraph-properties fo:margin-left="0in">
        <style:tab-stops/>
      </style:paragraph-properties>
    </style:style>
    <style:style style:name="T10" style:parent-style-name="Fuentedepárrafopredeter." style:family="text">
      <style:text-properties style:font-name="Book Antiqua"/>
    </style:style>
    <style:style style:name="T11" style:parent-style-name="Fuentedepárrafopredeter." style:family="text">
      <style:text-properties style:font-name="Book Antiqua"/>
    </style:style>
    <style:style style:name="T12" style:parent-style-name="Fuentedepárrafopredeter." style:family="text">
      <style:text-properties style:font-name="Book Antiqua"/>
    </style:style>
    <style:style style:name="T13" style:parent-style-name="Fuentedepárrafopredeter." style:family="text">
      <style:text-properties style:font-name="Book Antiqua"/>
    </style:style>
    <style:style style:name="T14" style:parent-style-name="Fuentedepárrafopredeter." style:family="text">
      <style:text-properties style:font-name="Book Antiqua"/>
    </style:style>
    <style:style style:name="P15" style:parent-style-name="Normal" style:family="paragraph">
      <style:paragraph-properties fo:margin-top="0.1305in" fo:margin-left="0.4722in">
        <style:tab-stops/>
      </style:paragraph-properties>
    </style:style>
    <style:style style:name="T16"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17"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18" style:parent-style-name="Párrafodelista" style:family="paragraph">
      <style:paragraph-properties fo:margin-left="0in">
        <style:tab-stops/>
      </style:paragraph-properties>
      <style:text-properties style:font-name="Book Antiqua" fo:font-weight="bold" style:font-weight-asian="bold" style:font-weight-complex="bold"/>
    </style:style>
    <style:style style:name="P19" style:parent-style-name="Párrafodelista" style:family="paragraph">
      <style:paragraph-properties fo:margin-left="0in">
        <style:tab-stops/>
      </style:paragraph-properties>
      <style:text-properties style:font-name="Book Antiqua"/>
    </style:style>
    <style:style style:name="P20" style:parent-style-name="Párrafodelista" style:family="paragraph">
      <style:paragraph-properties fo:margin-left="0in">
        <style:tab-stops/>
      </style:paragraph-properties>
      <style:text-properties style:font-name="Book Antiqua"/>
    </style:style>
    <style:style style:name="P21" style:parent-style-name="Párrafodelista" style:family="paragraph">
      <style:paragraph-properties fo:margin-left="0in">
        <style:tab-stops/>
      </style:paragraph-properties>
      <style:text-properties style:font-name="Book Antiqua" fo:font-weight="bold" style:font-weight-asian="bold" style:font-weight-complex="bold"/>
    </style:style>
    <style:style style:name="P22" style:parent-style-name="Párrafodelista" style:family="paragraph">
      <style:paragraph-properties fo:margin-left="0in">
        <style:tab-stops/>
      </style:paragraph-properties>
      <style:text-properties style:font-name="Book Antiqua"/>
    </style:style>
    <style:style style:name="P23" style:parent-style-name="Párrafodelista" style:family="paragraph">
      <style:paragraph-properties fo:margin-left="0in">
        <style:tab-stops/>
      </style:paragraph-properties>
      <style:text-properties style:font-name="Book Antiqua"/>
    </style:style>
    <style:style style:name="P24" style:parent-style-name="Párrafodelista" style:family="paragraph">
      <style:paragraph-properties fo:margin-left="0in">
        <style:tab-stops/>
      </style:paragraph-properties>
      <style:text-properties style:font-name="Book Antiqua" fo:font-weight="bold" style:font-weight-asian="bold" style:font-weight-complex="bold"/>
    </style:style>
    <style:style style:name="P25" style:parent-style-name="Párrafodelista" style:family="paragraph">
      <style:paragraph-properties fo:margin-left="0in">
        <style:tab-stops/>
      </style:paragraph-properties>
      <style:text-properties style:font-name="Book Antiqua"/>
    </style:style>
    <style:style style:name="P26" style:parent-style-name="Párrafodelista" style:family="paragraph">
      <style:paragraph-properties fo:margin-left="0in">
        <style:tab-stops/>
      </style:paragraph-properties>
      <style:text-properties style:font-name="Book Antiqua"/>
    </style:style>
    <style:style style:name="P27" style:parent-style-name="Párrafodelista" style:family="paragraph">
      <style:paragraph-properties fo:margin-left="0in">
        <style:tab-stops/>
      </style:paragraph-properties>
      <style:text-properties style:font-name="Book Antiqua" fo:font-weight="bold" style:font-weight-asian="bold" style:font-weight-complex="bold"/>
    </style:style>
    <style:style style:name="P28" style:parent-style-name="Párrafodelista" style:family="paragraph">
      <style:paragraph-properties fo:margin-left="0in">
        <style:tab-stops/>
      </style:paragraph-properties>
      <style:text-properties style:font-name="Book Antiqua"/>
    </style:style>
    <style:style style:name="P29" style:parent-style-name="Párrafodelista" style:family="paragraph">
      <style:paragraph-properties fo:margin-left="0in">
        <style:tab-stops/>
      </style:paragraph-properties>
      <style:text-properties style:font-name="Book Antiqua"/>
    </style:style>
    <style:style style:name="P30" style:parent-style-name="Párrafodelista" style:family="paragraph">
      <style:paragraph-properties fo:margin-left="0in">
        <style:tab-stops/>
      </style:paragraph-properties>
      <style:text-properties style:font-name="Book Antiqua" fo:font-weight="bold" style:font-weight-asian="bold" style:font-weight-complex="bold"/>
    </style:style>
    <style:style style:name="P31" style:parent-style-name="Párrafodelista" style:family="paragraph">
      <style:paragraph-properties fo:margin-left="0in">
        <style:tab-stops/>
      </style:paragraph-properties>
      <style:text-properties style:font-name="Book Antiqua"/>
    </style:style>
    <style:style style:name="P32" style:parent-style-name="Normal" style:family="paragraph">
      <style:paragraph-properties fo:break-before="page"/>
      <style:text-properties style:font-name="Book Antiqua"/>
    </style:style>
    <style:style style:name="P33" style:parent-style-name="Párrafodelista" style:family="paragraph">
      <style:paragraph-properties fo:margin-left="0in">
        <style:tab-stops/>
      </style:paragraph-properties>
      <style:text-properties style:font-name="Book Antiqua" fo:font-weight="bold" style:font-weight-asian="bold" style:font-weight-complex="bold"/>
    </style:style>
    <style:style style:name="P34" style:parent-style-name="Párrafodelista" style:family="paragraph">
      <style:paragraph-properties fo:margin-left="0in">
        <style:tab-stops/>
      </style:paragraph-properties>
      <style:text-properties style:font-name="Book Antiqua"/>
    </style:style>
    <style:style style:name="P35" style:parent-style-name="Párrafodelista" style:family="paragraph">
      <style:paragraph-properties fo:margin-left="0in">
        <style:tab-stops/>
      </style:paragraph-properties>
      <style:text-properties style:font-name="Book Antiqua"/>
    </style:style>
    <style:style style:name="P36" style:parent-style-name="Párrafodelista" style:family="paragraph">
      <style:paragraph-properties fo:margin-left="0in">
        <style:tab-stops/>
      </style:paragraph-properties>
      <style:text-properties style:font-name="Book Antiqua" fo:font-weight="bold" style:font-weight-asian="bold" style:font-weight-complex="bold"/>
    </style:style>
    <style:style style:name="P37" style:parent-style-name="Párrafodelista" style:family="paragraph">
      <style:paragraph-properties fo:margin-left="0in">
        <style:tab-stops/>
      </style:paragraph-properties>
      <style:text-properties style:font-name="Book Antiqua"/>
    </style:style>
    <style:style style:name="P38" style:parent-style-name="Párrafodelista" style:family="paragraph">
      <style:paragraph-properties fo:margin-left="0in">
        <style:tab-stops/>
      </style:paragraph-properties>
      <style:text-properties style:font-name="Book Antiqua"/>
    </style:style>
    <style:style style:name="P39" style:parent-style-name="Párrafodelista" style:family="paragraph">
      <style:paragraph-properties fo:margin-left="0in">
        <style:tab-stops/>
      </style:paragraph-properties>
      <style:text-properties style:font-name="Book Antiqua" fo:font-weight="bold" style:font-weight-asian="bold" style:font-weight-complex="bold"/>
    </style:style>
    <style:style style:name="P40" style:parent-style-name="Párrafodelista" style:family="paragraph">
      <style:paragraph-properties fo:margin-left="0in">
        <style:tab-stops/>
      </style:paragraph-properties>
      <style:text-properties style:font-name="Book Antiqua"/>
    </style:style>
    <style:style style:name="P41" style:parent-style-name="Párrafodelista" style:family="paragraph">
      <style:paragraph-properties fo:margin-left="0.2958in">
        <style:tab-stops/>
      </style:paragraph-properties>
      <style:text-properties style:font-name="Book Antiqua"/>
    </style:style>
    <style:style style:name="P42" style:parent-style-name="Párrafodelista" style:family="paragraph">
      <style:paragraph-properties fo:margin-left="0.2958in">
        <style:tab-stops/>
      </style:paragraph-properties>
    </style:style>
    <style:style style:name="T43" style:parent-style-name="Fuentedepárrafopredeter." style:family="text">
      <style:text-properties style:font-name="Book Antiqua"/>
    </style:style>
    <style:style style:name="T44" style:parent-style-name="Fuentedepárrafopredeter." style:family="text">
      <style:text-properties style:font-name="Book Antiqua"/>
    </style:style>
    <style:style style:name="T45" style:parent-style-name="Fuentedepárrafopredeter." style:family="text">
      <style:text-properties style:font-name="SimSun" style:font-name-asian="SimSun" fo:font-size="10pt" style:font-size-asian="10pt" style:font-size-complex="10pt"/>
    </style:style>
    <style:style style:name="T46" style:parent-style-name="Fuentedepárrafopredeter." style:family="text">
      <style:text-properties style:font-name="Book Antiqua"/>
    </style:style>
    <style:style style:name="P47" style:parent-style-name="Párrafodelista" style:family="paragraph">
      <style:paragraph-properties fo:margin-left="0.2958in">
        <style:tab-stops/>
      </style:paragraph-properties>
      <style:text-properties style:font-name="Book Antiqua"/>
    </style:style>
    <style:style style:name="P48" style:parent-style-name="Párrafodelista" style:family="paragraph">
      <style:paragraph-properties fo:margin-left="0.2958in">
        <style:tab-stops/>
      </style:paragraph-properties>
      <style:text-properties style:font-name="Book Antiqua"/>
    </style:style>
    <style:style style:name="P49" style:parent-style-name="Párrafodelista" style:family="paragraph">
      <style:paragraph-properties fo:margin-left="0.2958in">
        <style:tab-stops/>
      </style:paragraph-properties>
    </style:style>
    <style:style style:name="P50" style:parent-style-name="Título1" style:family="paragraph">
      <style:text-properties style:font-name="Arial" style:font-name-complex="Arial" fo:color="#E7E6E6" fo:font-size="16pt" style:font-size-asian="16pt" style:font-size-complex="16pt"/>
    </style:style>
    <style:style style:name="P51" style:parent-style-name="Título2" style:family="paragraph">
      <style:text-properties style:font-name="Arial" style:font-name-complex="Arial" fo:font-weight="bold" style:font-weight-asian="bold" style:font-weight-complex="bold" fo:color="#ED7D31" fo:font-size="16pt" style:font-size-asian="16pt" style:font-size-complex="16pt"/>
    </style:style>
    <style:style style:name="P52" style:parent-style-name="Normal" style:family="paragraph">
      <style:paragraph-properties fo:margin-top="0.1305in" fo:margin-left="0.4722in">
        <style:tab-stops/>
      </style:paragraph-properties>
    </style:style>
    <style:style style:name="T53" style:parent-style-name="Título3Car" style:family="text">
      <style:text-properties style:font-name="Arial" style:font-name-complex="Arial" fo:font-weight="bold" style:font-weight-asian="bold" style:font-weight-complex="bold" fo:color="#A5A5A5" fo:font-size="14pt" style:font-size-asian="14pt" style:font-size-complex="14pt"/>
    </style:style>
    <style:style style:name="T54" style:parent-style-name="Título3Car" style:family="text">
      <style:text-properties style:font-name="Arial" style:font-name-complex="Arial" fo:font-weight="bold" style:font-weight-asian="bold" style:font-weight-complex="bold" fo:color="#A5A5A5" fo:font-size="14pt" style:font-size-asian="14pt" style:font-size-complex="14pt"/>
    </style:style>
    <style:style style:name="P55" style:parent-style-name="Párrafodelista" style:family="paragraph">
      <style:paragraph-properties fo:margin-left="0in">
        <style:tab-stops/>
      </style:paragraph-properties>
    </style:style>
    <style:style style:name="T56" style:parent-style-name="Fuentedepárrafopredeter." style:family="text">
      <style:text-properties style:font-name="Book Antiqua"/>
    </style:style>
    <style:style style:name="P57" style:parent-style-name="Normal" style:family="paragraph">
      <style:paragraph-properties fo:margin-top="0.1305in" fo:margin-left="0.4722in">
        <style:tab-stops/>
      </style:paragraph-properties>
    </style:style>
    <style:style style:name="T58" style:parent-style-name="Título3Car" style:family="text">
      <style:text-properties style:font-name="Arial" style:font-name-complex="Arial" fo:font-weight="bold" style:font-weight-asian="bold" style:font-weight-complex="bold" fo:color="#A5A5A5" fo:font-size="14pt" style:font-size-asian="14pt" style:font-size-complex="14pt"/>
    </style:style>
    <style:style style:name="T59" style:parent-style-name="Título3Car" style:family="text">
      <style:text-properties style:font-name="Arial" style:font-name-complex="Arial" fo:font-weight="bold" style:font-weight-asian="bold" style:font-weight-complex="bold" fo:color="#A5A5A5" fo:font-size="14pt" style:font-size-asian="14pt" style:font-size-complex="14pt"/>
    </style:style>
    <style:style style:name="P60" style:parent-style-name="Normal" style:family="paragraph">
      <style:paragraph-properties fo:margin-top="0.1305in" fo:margin-left="0.4722in">
        <style:tab-stops/>
      </style:paragraph-properties>
    </style:style>
    <style:style style:name="T61"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62"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63" style:parent-style-name="Párrafodelista" style:family="paragraph">
      <style:paragraph-properties fo:margin-left="0in">
        <style:tab-stops/>
      </style:paragraph-properties>
      <style:text-properties style:font-name="Book Antiqua"/>
    </style:style>
    <style:style style:name="P64" style:parent-style-name="Párrafodelista" style:family="paragraph">
      <style:paragraph-properties fo:margin-left="0in">
        <style:tab-stops/>
      </style:paragraph-properties>
      <style:text-properties style:font-name="Book Antiqua"/>
    </style:style>
    <style:style style:name="P6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6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67" style:parent-style-name="Normal" style:family="paragraph">
      <style:paragraph-properties fo:margin-top="0.1305in" fo:margin-left="0.4722in">
        <style:tab-stops/>
      </style:paragraph-properties>
      <style:text-properties fo:language="en" fo:country="US"/>
    </style:style>
    <style:style style:name="P68" style:parent-style-name="Párrafodelista" style:family="paragraph">
      <style:paragraph-properties fo:margin-left="0in">
        <style:tab-stops/>
      </style:paragraph-properties>
      <style:text-properties style:font-name="Book Antiqua"/>
    </style:style>
    <style:style style:name="P6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70" style:parent-style-name="Normal" style:family="paragraph">
      <style:paragraph-properties fo:margin-top="0.1305in" fo:margin-left="0.4722in">
        <style:tab-stops/>
      </style:paragraph-properties>
    </style:style>
    <style:style style:name="T71"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72"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73" style:parent-style-name="Párrafodelista" style:family="paragraph">
      <style:paragraph-properties fo:margin-left="0in">
        <style:tab-stops/>
      </style:paragraph-properties>
      <style:text-properties style:font-name="Book Antiqua"/>
    </style:style>
    <style:style style:name="P74" style:parent-style-name="Párrafodelista" style:family="paragraph">
      <style:paragraph-properties fo:margin-left="0in">
        <style:tab-stops/>
      </style:paragraph-properties>
      <style:text-properties style:font-name="Book Antiqua"/>
    </style:style>
    <style:style style:name="P7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76" style:parent-style-name="Normal" style:family="paragraph">
      <style:paragraph-properties fo:margin-top="0.1305in" fo:margin-left="0.4722in">
        <style:tab-stops/>
      </style:paragraph-properties>
      <style:text-properties fo:language="en" fo:country="US"/>
    </style:style>
    <style:style style:name="P77" style:parent-style-name="Párrafodelista" style:family="paragraph">
      <style:paragraph-properties fo:margin-left="0in">
        <style:tab-stops/>
      </style:paragraph-properties>
      <style:text-properties style:font-name="Book Antiqua"/>
    </style:style>
    <style:style style:name="P78" style:parent-style-name="Normal" style:family="paragraph">
      <style:paragraph-properties fo:margin-top="0.1305in" fo:margin-left="0.4722in">
        <style:tab-stops/>
      </style:paragraph-properties>
    </style:style>
    <style:style style:name="P79" style:parent-style-name="Título1" style:family="paragraph">
      <style:text-properties style:font-name="Arial" style:font-name-complex="Arial" fo:color="#E7E6E6" fo:font-size="16pt" style:font-size-asian="16pt" style:font-size-complex="16pt"/>
    </style:style>
    <style:style style:name="P80" style:parent-style-name="Título2" style:family="paragraph">
      <style:text-properties style:font-name="Arial" style:font-name-complex="Arial" fo:font-weight="bold" style:font-weight-asian="bold" style:font-weight-complex="bold" fo:color="#ED7D31" fo:font-size="16pt" style:font-size-asian="16pt" style:font-size-complex="16pt"/>
    </style:style>
    <style:style style:name="P81" style:parent-style-name="Normal" style:family="paragraph">
      <style:paragraph-properties fo:margin-top="0.1305in" fo:margin-left="0.4722in">
        <style:tab-stops/>
      </style:paragraph-properties>
    </style:style>
    <style:style style:name="T82" style:parent-style-name="Título3Car" style:family="text">
      <style:text-properties style:font-name="Arial" style:font-name-complex="Arial" fo:font-weight="bold" style:font-weight-asian="bold" style:font-weight-complex="bold" fo:color="#A5A5A5" fo:font-size="14pt" style:font-size-asian="14pt" style:font-size-complex="14pt"/>
    </style:style>
    <style:style style:name="T83" style:parent-style-name="Título3Car" style:family="text">
      <style:text-properties style:font-name="Arial" style:font-name-complex="Arial" fo:font-weight="bold" style:font-weight-asian="bold" style:font-weight-complex="bold" fo:color="#A5A5A5" fo:font-size="14pt" style:font-size-asian="14pt" style:font-size-complex="14pt"/>
    </style:style>
    <style:style style:name="P84" style:parent-style-name="Normal" style:family="paragraph">
      <style:paragraph-properties fo:margin-top="0.1305in" fo:margin-left="0.4722in">
        <style:tab-stops/>
      </style:paragraph-properties>
    </style:style>
    <style:style style:name="T85"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86"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87" style:parent-style-name="Párrafodelista" style:family="paragraph">
      <style:paragraph-properties fo:margin-left="0in">
        <style:tab-stops/>
      </style:paragraph-properties>
      <style:text-properties style:font-name="Book Antiqua"/>
    </style:style>
    <style:style style:name="P8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8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90" style:parent-style-name="Normal" style:family="paragraph">
      <style:paragraph-properties fo:margin-top="0.1305in" fo:margin-left="0.4722in">
        <style:tab-stops/>
      </style:paragraph-properties>
    </style:style>
    <style:style style:name="P91" style:parent-style-name="Párrafodelista" style:family="paragraph">
      <style:paragraph-properties fo:margin-left="0in">
        <style:tab-stops/>
      </style:paragraph-properties>
      <style:text-properties style:font-name="Book Antiqua"/>
    </style:style>
    <style:style style:name="P9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93" style:parent-style-name="Normal" style:family="paragraph">
      <style:paragraph-properties fo:margin-top="0.1305in" fo:margin-left="0.4722in">
        <style:tab-stops/>
      </style:paragraph-properties>
    </style:style>
    <style:style style:name="P94" style:parent-style-name="Normal" style:family="paragraph">
      <style:paragraph-properties fo:margin-top="0.1305in" fo:margin-left="0.4722in">
        <style:tab-stops/>
      </style:paragraph-properties>
    </style:style>
    <style:style style:name="T95"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96"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97" style:parent-style-name="Párrafodelista" style:family="paragraph">
      <style:paragraph-properties fo:margin-left="0in">
        <style:tab-stops/>
      </style:paragraph-properties>
      <style:text-properties style:font-name="Book Antiqua"/>
    </style:style>
    <style:style style:name="P9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9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00" style:parent-style-name="Normal" style:family="paragraph">
      <style:paragraph-properties fo:margin-top="0.1305in" fo:margin-left="0.4722in">
        <style:tab-stops/>
      </style:paragraph-properties>
      <style:text-properties fo:language="en" fo:country="US"/>
    </style:style>
    <style:style style:name="P101" style:parent-style-name="Normal" style:family="paragraph">
      <style:paragraph-properties fo:margin-top="0.1305in" fo:margin-left="0.4722in">
        <style:tab-stops/>
      </style:paragraph-properties>
    </style:style>
    <style:style style:name="T102"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103"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104" style:parent-style-name="Párrafodelista" style:family="paragraph">
      <style:paragraph-properties fo:margin-left="0in">
        <style:tab-stops/>
      </style:paragraph-properties>
      <style:text-properties style:font-name="Book Antiqua"/>
    </style:style>
    <style:style style:name="P10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0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07" style:parent-style-name="Normal" style:family="paragraph">
      <style:paragraph-properties fo:margin-top="0.1305in" fo:margin-left="0.4722in">
        <style:tab-stops/>
      </style:paragraph-properties>
    </style:style>
    <style:style style:name="T108" style:parent-style-name="Fuentedepárrafopredeter." style:family="text">
      <style:text-properties style:font-name="SimSun" style:font-name-asian="SimSun" fo:font-size="10pt" style:font-size-asian="10pt" style:font-size-complex="10pt"/>
    </style:style>
    <style:style style:name="P109" style:parent-style-name="Normal" style:family="paragraph">
      <style:paragraph-properties fo:margin-top="0.1305in" fo:margin-left="0.4722in">
        <style:tab-stops/>
      </style:paragraph-properties>
    </style:style>
    <style:style style:name="P110" style:parent-style-name="Normal" style:family="paragraph">
      <style:paragraph-properties fo:margin-top="0.1305in" fo:margin-left="0.4722in">
        <style:tab-stops/>
      </style:paragraph-properties>
    </style:style>
    <style:style style:name="T111"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112"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113" style:parent-style-name="Párrafodelista" style:family="paragraph">
      <style:paragraph-properties fo:margin-left="0in">
        <style:tab-stops/>
      </style:paragraph-properties>
      <style:text-properties style:font-name="Book Antiqua"/>
    </style:style>
    <style:style style:name="P11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1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1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17" style:parent-style-name="Normal" style:family="paragraph">
      <style:paragraph-properties fo:margin-top="0.1305in" fo:margin-left="0.4722in">
        <style:tab-stops/>
      </style:paragraph-properties>
      <style:text-properties fo:language="en" fo:country="US"/>
    </style:style>
    <style:style style:name="P118" style:parent-style-name="Párrafodelista" style:family="paragraph">
      <style:paragraph-properties fo:margin-left="0in">
        <style:tab-stops/>
      </style:paragraph-properties>
      <style:text-properties style:font-name="Book Antiqua"/>
    </style:style>
    <style:style style:name="P11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2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21" style:parent-style-name="Párrafodelista" style:family="paragraph">
      <style:paragraph-properties fo:margin-left="0in">
        <style:tab-stops/>
      </style:paragraph-properties>
      <style:text-properties style:font-name="Book Antiqua"/>
    </style:style>
    <style:style style:name="P12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2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2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2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2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fo:language="en" fo:country="US"/>
    </style:style>
    <style:style style:name="P12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2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2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30" style:parent-style-name="Normal" style:family="paragraph">
      <style:paragraph-properties fo:margin-top="0.1305in" fo:margin-left="0.4722in">
        <style:tab-stops/>
      </style:paragraph-properties>
      <style:text-properties fo:language="en" fo:country="US"/>
    </style:style>
    <style:style style:name="P131" style:parent-style-name="Normal" style:family="paragraph">
      <style:paragraph-properties fo:margin-top="0.1305in" fo:margin-left="0.4722in">
        <style:tab-stops/>
      </style:paragraph-properties>
    </style:style>
    <style:style style:name="T132"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133"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134" style:parent-style-name="Párrafodelista" style:family="paragraph">
      <style:paragraph-properties fo:margin-left="0in">
        <style:tab-stops/>
      </style:paragraph-properties>
      <style:text-properties style:font-name="Book Antiqua"/>
    </style:style>
    <style:style style:name="P13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3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3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3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3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4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4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42" style:parent-style-name="Normal" style:family="paragraph">
      <style:paragraph-properties fo:margin-top="0.1305in" fo:margin-left="0.4722in">
        <style:tab-stops/>
      </style:paragraph-properties>
    </style:style>
    <style:style style:name="T143"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144"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145" style:parent-style-name="Párrafodelista" style:family="paragraph">
      <style:paragraph-properties fo:margin-left="0in">
        <style:tab-stops/>
      </style:paragraph-properties>
      <style:text-properties style:font-name="Book Antiqua"/>
    </style:style>
    <style:style style:name="P14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4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4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4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50" style:parent-style-name="Normal" style:family="paragraph">
      <style:paragraph-properties fo:margin-top="0.1305in" fo:margin-left="0.4722in">
        <style:tab-stops/>
      </style:paragraph-properties>
      <style:text-properties fo:language="en" fo:country="US"/>
    </style:style>
    <style:style style:name="P151" style:parent-style-name="Normal" style:family="paragraph">
      <style:paragraph-properties fo:margin-top="0.1305in" fo:margin-left="0.4722in">
        <style:tab-stops/>
      </style:paragraph-properties>
    </style:style>
    <style:style style:name="T152"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153"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154" style:parent-style-name="Párrafodelista" style:family="paragraph">
      <style:paragraph-properties fo:margin-left="0in">
        <style:tab-stops/>
      </style:paragraph-properties>
      <style:text-properties style:font-name="Book Antiqua"/>
    </style:style>
    <style:style style:name="P15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5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5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58" style:parent-style-name="Párrafodelista" style:family="paragraph">
      <style:paragraph-properties fo:margin-left="0in">
        <style:tab-stops/>
      </style:paragraph-properties>
      <style:text-properties style:font-name="Book Antiqua"/>
    </style:style>
    <style:style style:name="P15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6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6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62" style:parent-style-name="Normal" style:family="paragraph">
      <style:paragraph-properties fo:margin-top="0.1305in" fo:margin-left="0.4722in">
        <style:tab-stops/>
      </style:paragraph-properties>
    </style:style>
    <style:style style:name="P163" style:parent-style-name="Párrafodelista" style:family="paragraph">
      <style:paragraph-properties fo:margin-left="0in">
        <style:tab-stops/>
      </style:paragraph-properties>
      <style:text-properties style:font-name="Book Antiqua"/>
    </style:style>
    <style:style style:name="P16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6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6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6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6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6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7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7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fo:language="en" fo:country="US"/>
    </style:style>
    <style:style style:name="P17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73" style:parent-style-name="Normal" style:family="paragraph">
      <style:paragraph-properties fo:margin-top="0.1305in" fo:margin-left="0.4722in">
        <style:tab-stops/>
      </style:paragraph-properties>
    </style:style>
    <style:style style:name="P174" style:parent-style-name="Párrafodelista" style:family="paragraph">
      <style:paragraph-properties fo:margin-left="0in">
        <style:tab-stops/>
      </style:paragraph-properties>
      <style:text-properties style:font-name="Book Antiqua"/>
    </style:style>
    <style:style style:name="P17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7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7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7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7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8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8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8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8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8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8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8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8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8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8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9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191" style:parent-style-name="Normal" style:family="paragraph">
      <style:paragraph-properties fo:margin-top="0.1305in" fo:margin-left="0.4722in">
        <style:tab-stops/>
      </style:paragraph-properties>
    </style:style>
    <style:style style:name="P192" style:parent-style-name="Párrafodelista" style:family="paragraph">
      <style:paragraph-properties fo:margin-left="0in">
        <style:tab-stops/>
      </style:paragraph-properties>
      <style:text-properties style:font-name="Book Antiqua"/>
    </style:style>
    <style:style style:name="P193" style:parent-style-name="Normal" style:family="paragraph">
      <style:paragraph-properties fo:margin-top="0.1305in" fo:margin-left="0.4722in">
        <style:tab-stops/>
      </style:paragraph-properties>
    </style:style>
    <style:style style:name="T194" style:parent-style-name="Título3Car" style:family="text">
      <style:text-properties style:font-name="Arial" style:font-name-complex="Arial" fo:font-weight="bold" style:font-weight-asian="bold" style:font-weight-complex="bold" fo:color="#A5A5A5" fo:font-size="14pt" style:font-size-asian="14pt" style:font-size-complex="14pt"/>
    </style:style>
    <style:style style:name="T195" style:parent-style-name="Título3Car" style:family="text">
      <style:text-properties style:font-name="Arial" style:font-name-complex="Arial" fo:font-weight="bold" style:font-weight-asian="bold" style:font-weight-complex="bold" fo:color="#A5A5A5" fo:font-size="14pt" style:font-size-asian="14pt" style:font-size-complex="14pt"/>
    </style:style>
    <style:style style:name="P196" style:parent-style-name="Normal" style:family="paragraph">
      <style:paragraph-properties fo:margin-top="0.1305in" fo:margin-left="0.4722in">
        <style:tab-stops/>
      </style:paragraph-properties>
    </style:style>
    <style:style style:name="T197"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198"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199" style:parent-style-name="Párrafodelista" style:family="paragraph">
      <style:paragraph-properties fo:margin-left="0in">
        <style:tab-stops/>
      </style:paragraph-properties>
      <style:text-properties style:font-name="Book Antiqua"/>
    </style:style>
    <style:style style:name="P20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0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0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0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0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05" style:parent-style-name="Normal" style:family="paragraph">
      <style:paragraph-properties fo:margin-top="0.1305in" fo:margin-left="0.4722in">
        <style:tab-stops/>
      </style:paragraph-properties>
    </style:style>
    <style:style style:name="P206" style:parent-style-name="Normal" style:family="paragraph">
      <style:paragraph-properties fo:margin-top="0.1305in" fo:margin-left="0.4722in">
        <style:tab-stops/>
      </style:paragraph-properties>
    </style:style>
    <style:style style:name="P20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0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09" style:parent-style-name="Normal" style:family="paragraph">
      <style:paragraph-properties fo:margin-top="0.1305in" fo:margin-left="0.4722in">
        <style:tab-stops/>
      </style:paragraph-properties>
    </style:style>
    <style:style style:name="P210" style:parent-style-name="Párrafodelista" style:family="paragraph">
      <style:paragraph-properties fo:margin-left="0in">
        <style:tab-stops/>
      </style:paragraph-properties>
      <style:text-properties style:font-name="Book Antiqua"/>
    </style:style>
    <style:style style:name="P21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1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13" style:parent-style-name="Normal" style:family="paragraph">
      <style:paragraph-properties fo:margin-top="0.1305in" fo:margin-left="0.4722in">
        <style:tab-stops/>
      </style:paragraph-properties>
    </style:style>
    <style:style style:name="P214" style:parent-style-name="Párrafodelista" style:family="paragraph">
      <style:paragraph-properties fo:margin-left="0in">
        <style:tab-stops/>
      </style:paragraph-properties>
      <style:text-properties style:font-name="Book Antiqua"/>
    </style:style>
    <style:style style:name="P215" style:parent-style-name="Normal" style:family="paragraph">
      <style:paragraph-properties fo:margin-top="0.1305in" fo:margin-left="0.4722in">
        <style:tab-stops/>
      </style:paragraph-properties>
    </style:style>
    <style:style style:name="P216" style:parent-style-name="Párrafodelista" style:family="paragraph">
      <style:paragraph-properties fo:margin-left="0in">
        <style:tab-stops/>
      </style:paragraph-properties>
      <style:text-properties style:font-name="Book Antiqua"/>
    </style:style>
    <style:style style:name="P21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1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1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2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2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2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23" style:parent-style-name="Normal" style:family="paragraph">
      <style:paragraph-properties fo:margin-top="0.1305in" fo:margin-left="0.4722in">
        <style:tab-stops/>
      </style:paragraph-properties>
    </style:style>
    <style:style style:name="P224" style:parent-style-name="Normal" style:family="paragraph">
      <style:paragraph-properties fo:margin-top="0.1305in" fo:margin-left="0.4722in">
        <style:tab-stops/>
      </style:paragraph-properties>
    </style:style>
    <style:style style:name="P225" style:parent-style-name="Párrafodelista" style:family="paragraph">
      <style:paragraph-properties fo:margin-left="0in">
        <style:tab-stops/>
      </style:paragraph-properties>
      <style:text-properties style:font-name="Book Antiqua"/>
    </style:style>
    <style:style style:name="P226" style:parent-style-name="Párrafodelista" style:family="paragraph">
      <style:paragraph-properties fo:margin-left="0in">
        <style:tab-stops/>
      </style:paragraph-properties>
      <style:text-properties style:font-name="Book Antiqua"/>
    </style:style>
    <style:style style:name="P22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2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2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3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3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32" style:parent-style-name="Normal" style:family="paragraph">
      <style:paragraph-properties fo:margin-top="0.1305in" fo:margin-left="0.4722in">
        <style:tab-stops/>
      </style:paragraph-properties>
    </style:style>
    <style:style style:name="P233" style:parent-style-name="Normal" style:family="paragraph">
      <style:paragraph-properties fo:margin-top="0.1305in" fo:margin-left="0.4722in">
        <style:tab-stops/>
      </style:paragraph-properties>
    </style:style>
    <style:style style:name="T234"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235"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236" style:parent-style-name="Párrafodelista" style:family="paragraph">
      <style:paragraph-properties fo:margin-left="0in">
        <style:tab-stops/>
      </style:paragraph-properties>
      <style:text-properties style:font-name="Book Antiqua"/>
    </style:style>
    <style:style style:name="P23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3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39" style:parent-style-name="Normal" style:family="paragraph">
      <style:paragraph-properties fo:margin-top="0.1305in" fo:margin-left="0.4722in">
        <style:tab-stops/>
      </style:paragraph-properties>
    </style:style>
    <style:style style:name="T240" style:parent-style-name="Fuentedepárrafopredeter." style:family="text">
      <style:text-properties style:font-name="SimSun" style:font-name-asian="SimSun" fo:font-size="10pt" style:font-size-asian="10pt" style:font-size-complex="10pt" fo:language="en" fo:country="US"/>
    </style:style>
    <style:style style:name="T241" style:parent-style-name="Fuentedepárrafopredeter." style:family="text">
      <style:text-properties style:font-name="SimSun" style:font-name-asian="SimSun" fo:font-size="10pt" style:font-size-asian="10pt" style:font-size-complex="10pt"/>
    </style:style>
    <style:style style:name="P24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fo:language="en" fo:country="US"/>
    </style:style>
    <style:style style:name="P24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fo:language="en" fo:country="US"/>
    </style:style>
    <style:style style:name="P244" style:parent-style-name="Normal" style:family="paragraph">
      <style:paragraph-properties fo:margin-top="0.1305in" fo:margin-left="0.4722in">
        <style:tab-stops/>
      </style:paragraph-properties>
    </style:style>
    <style:style style:name="T245" style:parent-style-name="Fuentedepárrafopredeter." style:family="text">
      <style:text-properties style:font-name="SimSun" style:font-name-asian="SimSun" fo:font-size="10pt" style:font-size-asian="10pt" style:font-size-complex="10pt" fo:language="en" fo:country="US"/>
    </style:style>
    <style:style style:name="T246" style:parent-style-name="Fuentedepárrafopredeter." style:family="text">
      <style:text-properties style:font-name="SimSun" style:font-name-asian="SimSun" fo:font-size="10pt" style:font-size-asian="10pt" style:font-size-complex="10pt"/>
    </style:style>
    <style:style style:name="P24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4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4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50" style:parent-style-name="Normal" style:family="paragraph">
      <style:paragraph-properties fo:margin-top="0.1305in" fo:margin-left="0.4722in">
        <style:tab-stops/>
      </style:paragraph-properties>
    </style:style>
    <style:style style:name="P251" style:parent-style-name="Párrafodelista" style:family="paragraph">
      <style:paragraph-properties fo:margin-left="0in">
        <style:tab-stops/>
      </style:paragraph-properties>
      <style:text-properties style:font-name="Book Antiqua"/>
    </style:style>
    <style:style style:name="P252" style:parent-style-name="Normal" style:family="paragraph">
      <style:paragraph-properties fo:margin-top="0.1305in" fo:margin-left="0.4722in">
        <style:tab-stops/>
      </style:paragraph-properties>
    </style:style>
    <style:style style:name="T253"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254"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255" style:parent-style-name="Párrafodelista" style:family="paragraph">
      <style:paragraph-properties fo:margin-left="0in">
        <style:tab-stops/>
      </style:paragraph-properties>
      <style:text-properties style:font-name="Book Antiqua"/>
    </style:style>
    <style:style style:name="P25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5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58" style:parent-style-name="Normal" style:family="paragraph">
      <style:paragraph-properties fo:margin-top="0.1305in" fo:margin-left="0.4722in">
        <style:tab-stops/>
      </style:paragraph-properties>
    </style:style>
    <style:style style:name="P259" style:parent-style-name="Normal" style:family="paragraph">
      <style:paragraph-properties fo:margin-top="0.1305in" fo:margin-left="0.4722in">
        <style:tab-stops/>
      </style:paragraph-properties>
    </style:style>
    <style:style style:name="T260"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261"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262"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263" style:parent-style-name="Normal" style:family="paragraph">
      <style:paragraph-properties fo:margin-top="0.1305in" fo:margin-left="0.4722in">
        <style:tab-stops/>
      </style:paragraph-properties>
    </style:style>
    <style:style style:name="T264" style:parent-style-name="Fuentedepárrafopredeter." style:family="text">
      <style:text-properties style:font-name="Book Antiqua"/>
    </style:style>
    <style:style style:name="P26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6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6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6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6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7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7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72" style:parent-style-name="Normal" style:family="paragraph">
      <style:paragraph-properties fo:margin-top="0.1305in" fo:margin-left="0.4722in">
        <style:tab-stops/>
      </style:paragraph-properties>
    </style:style>
    <style:style style:name="P273" style:parent-style-name="Título1" style:family="paragraph">
      <style:text-properties style:font-name="Arial" style:font-name-complex="Arial" fo:color="#E7E6E6" fo:font-size="16pt" style:font-size-asian="16pt" style:font-size-complex="16pt"/>
    </style:style>
    <style:style style:name="P274" style:parent-style-name="Título2" style:family="paragraph">
      <style:text-properties style:font-name="Arial" style:font-name-complex="Arial" fo:font-weight="bold" style:font-weight-asian="bold" style:font-weight-complex="bold" fo:color="#ED7D31" fo:font-size="16pt" style:font-size-asian="16pt" style:font-size-complex="16pt"/>
    </style:style>
    <style:style style:name="P275" style:parent-style-name="Normal" style:family="paragraph">
      <style:paragraph-properties fo:margin-top="0.1305in" fo:margin-left="0.4722in">
        <style:tab-stops/>
      </style:paragraph-properties>
    </style:style>
    <style:style style:name="T276" style:parent-style-name="Título3Car" style:family="text">
      <style:text-properties style:font-name="Arial" style:font-name-complex="Arial" fo:font-weight="bold" style:font-weight-asian="bold" style:font-weight-complex="bold" fo:color="#A5A5A5" fo:font-size="14pt" style:font-size-asian="14pt" style:font-size-complex="14pt"/>
    </style:style>
    <style:style style:name="T277" style:parent-style-name="Título3Car" style:family="text">
      <style:text-properties style:font-name="Arial" style:font-name-complex="Arial" fo:font-weight="bold" style:font-weight-asian="bold" style:font-weight-complex="bold" fo:color="#A5A5A5" fo:font-size="14pt" style:font-size-asian="14pt" style:font-size-complex="14pt"/>
    </style:style>
    <style:style style:name="P278" style:parent-style-name="Normal" style:family="paragraph">
      <style:paragraph-properties fo:margin-top="0.1305in" fo:margin-left="0.4722in">
        <style:tab-stops/>
      </style:paragraph-properties>
    </style:style>
    <style:style style:name="T279"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280"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281" style:parent-style-name="Párrafodelista" style:family="paragraph">
      <style:paragraph-properties fo:margin-left="0in">
        <style:tab-stops/>
      </style:paragraph-properties>
      <style:text-properties style:font-name="Book Antiqua"/>
    </style:style>
    <style:style style:name="P28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8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8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8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8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87" style:parent-style-name="Normal" style:family="paragraph">
      <style:paragraph-properties fo:margin-top="0.1305in" fo:margin-left="0.4722in">
        <style:tab-stops/>
      </style:paragraph-properties>
      <style:text-properties fo:language="en" fo:country="US"/>
    </style:style>
    <style:style style:name="P288" style:parent-style-name="Normal" style:family="paragraph">
      <style:paragraph-properties fo:margin-top="0.1305in" fo:margin-left="0.4722in">
        <style:tab-stops/>
      </style:paragraph-properties>
    </style:style>
    <style:style style:name="T289"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290"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291" style:parent-style-name="Párrafodelista" style:family="paragraph">
      <style:paragraph-properties fo:margin-left="0in">
        <style:tab-stops/>
      </style:paragraph-properties>
      <style:text-properties style:font-name="Book Antiqua"/>
    </style:style>
    <style:style style:name="P29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9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9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9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9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29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fo:language="en" fo:country="US"/>
    </style:style>
    <style:style style:name="P29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fo:language="en" fo:country="US"/>
    </style:style>
    <style:style style:name="P299" style:parent-style-name="Normal" style:family="paragraph">
      <style:paragraph-properties fo:margin-top="0.1305in" fo:margin-left="0.4722in">
        <style:tab-stops/>
      </style:paragraph-properties>
      <style:text-properties fo:language="en" fo:country="US"/>
    </style:style>
    <style:style style:name="P300" style:parent-style-name="Párrafodelista" style:family="paragraph">
      <style:paragraph-properties fo:margin-left="0in">
        <style:tab-stops/>
      </style:paragraph-properties>
      <style:text-properties style:font-name="Book Antiqua"/>
    </style:style>
    <style:style style:name="P30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0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0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0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0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06" style:parent-style-name="Normal" style:family="paragraph">
      <style:paragraph-properties fo:margin-top="0.1305in" fo:margin-left="0.4722in">
        <style:tab-stops/>
      </style:paragraph-properties>
    </style:style>
    <style:style style:name="P307" style:parent-style-name="Párrafodelista" style:family="paragraph">
      <style:paragraph-properties fo:margin-left="0in">
        <style:tab-stops/>
      </style:paragraph-properties>
      <style:text-properties style:font-name="Book Antiqua"/>
    </style:style>
    <style:style style:name="P30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0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1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1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1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1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14" style:parent-style-name="Normal" style:family="paragraph">
      <style:paragraph-properties fo:margin-top="0.1305in" fo:margin-left="0.4722in">
        <style:tab-stops/>
      </style:paragraph-properties>
    </style:style>
    <style:style style:name="P315" style:parent-style-name="Párrafodelista" style:family="paragraph">
      <style:paragraph-properties fo:margin-left="0in">
        <style:tab-stops/>
      </style:paragraph-properties>
      <style:text-properties style:font-name="Book Antiqua"/>
    </style:style>
    <style:style style:name="P31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1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18" style:parent-style-name="Normal" style:family="paragraph">
      <style:paragraph-properties fo:margin-top="0.1305in" fo:margin-left="0.4722in">
        <style:tab-stops/>
      </style:paragraph-properties>
      <style:text-properties fo:language="en" fo:country="US"/>
    </style:style>
    <style:style style:name="P319" style:parent-style-name="Normal" style:family="paragraph">
      <style:paragraph-properties fo:margin-top="0.1305in" fo:margin-left="0.4722in">
        <style:tab-stops/>
      </style:paragraph-properties>
    </style:style>
    <style:style style:name="T320"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321"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322" style:parent-style-name="Párrafodelista" style:family="paragraph">
      <style:paragraph-properties fo:margin-left="0in">
        <style:tab-stops/>
      </style:paragraph-properties>
      <style:text-properties style:font-name="Book Antiqua"/>
    </style:style>
    <style:style style:name="P32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2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25" style:parent-style-name="Normal" style:family="paragraph">
      <style:paragraph-properties fo:margin-top="0.1305in" fo:margin-left="0.4722in">
        <style:tab-stops/>
      </style:paragraph-properties>
    </style:style>
    <style:style style:name="P326" style:parent-style-name="Párrafodelista" style:family="paragraph">
      <style:paragraph-properties fo:margin-left="0in">
        <style:tab-stops/>
      </style:paragraph-properties>
      <style:text-properties style:font-name="Book Antiqua"/>
    </style:style>
    <style:style style:name="P32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2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2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3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3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3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3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3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3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3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3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3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3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40" style:parent-style-name="Normal" style:family="paragraph">
      <style:paragraph-properties fo:margin-top="0.1305in" fo:margin-left="0.4722in">
        <style:tab-stops/>
      </style:paragraph-properties>
    </style:style>
    <style:style style:name="P341" style:parent-style-name="Párrafodelista" style:family="paragraph">
      <style:paragraph-properties fo:margin-left="0in">
        <style:tab-stops/>
      </style:paragraph-properties>
      <style:text-properties style:font-name="Book Antiqua"/>
    </style:style>
    <style:style style:name="P342" style:parent-style-name="Normal" style:family="paragraph">
      <style:paragraph-properties fo:margin-top="0.1305in" fo:margin-left="0.4722in">
        <style:tab-stops/>
      </style:paragraph-properties>
    </style:style>
    <style:style style:name="T343"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T344" style:parent-style-name="Título3Car" style:family="text">
      <style:text-properties style:font-name="Arial" style:font-name-complex="Arial" fo:font-weight="bold" style:font-weight-asian="bold" style:font-weight-complex="bold" fo:color="#A5A5A5" fo:font-size="12pt" style:font-size-asian="12pt" style:font-size-complex="12pt"/>
    </style:style>
    <style:style style:name="P345" style:parent-style-name="Normal" style:family="paragraph">
      <style:paragraph-properties fo:margin-top="0.1305in" fo:margin-left="0.4722in">
        <style:tab-stops/>
      </style:paragraph-properties>
    </style:style>
    <style:style style:name="P346" style:parent-style-name="Párrafodelista" style:family="paragraph">
      <style:paragraph-properties fo:margin-left="0in">
        <style:tab-stops/>
      </style:paragraph-properties>
      <style:text-properties style:font-name="Book Antiqua"/>
    </style:style>
    <style:style style:name="P34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4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4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5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5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5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5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5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5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5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5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5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5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6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6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6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6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6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6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6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6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6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6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7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71" style:parent-style-name="Normal" style:family="paragraph">
      <style:paragraph-properties fo:margin-top="0.1305in" fo:margin-left="0.4722in">
        <style:tab-stops/>
      </style:paragraph-properties>
    </style:style>
    <style:style style:name="P372" style:parent-style-name="Párrafodelista" style:family="paragraph">
      <style:paragraph-properties fo:margin-left="0in">
        <style:tab-stops/>
      </style:paragraph-properties>
      <style:text-properties style:font-name="Book Antiqua"/>
    </style:style>
    <style:style style:name="P37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7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7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7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7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7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7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8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8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8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8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8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8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8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87" style:parent-style-name="Normal" style:family="paragraph">
      <style:paragraph-properties fo:margin-top="0.1305in" fo:margin-left="0.4722in">
        <style:tab-stops/>
      </style:paragraph-properties>
    </style:style>
    <style:style style:name="P388" style:parent-style-name="Párrafodelista" style:family="paragraph">
      <style:paragraph-properties fo:margin-left="0in">
        <style:tab-stops/>
      </style:paragraph-properties>
      <style:text-properties style:font-name="Book Antiqua"/>
    </style:style>
    <style:style style:name="P38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9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9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9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9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9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9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9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9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9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39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0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01" style:parent-style-name="Normal" style:family="paragraph">
      <style:paragraph-properties fo:margin-top="0.1305in" fo:margin-left="0.4722in">
        <style:tab-stops/>
      </style:paragraph-properties>
      <style:text-properties fo:language="en" fo:country="US"/>
    </style:style>
    <style:style style:name="P402" style:parent-style-name="Párrafodelista" style:family="paragraph">
      <style:paragraph-properties fo:margin-left="0in">
        <style:tab-stops/>
      </style:paragraph-properties>
      <style:text-properties style:font-name="Book Antiqua"/>
    </style:style>
    <style:style style:name="P40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04"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05"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06"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07"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08"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09"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10"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11"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12"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13" style:parent-style-name="Normal" style:family="paragraph">
      <style:paragraph-properties fo:margin-top="0.1305in" fo:margin-left="0.4722in">
        <style:tab-stops/>
      </style:paragraph-properties>
      <style:text-properties style:font-name="SimSun" style:font-name-asian="SimSun" fo:font-size="10pt" style:font-size-asian="10pt" style:font-size-complex="10pt"/>
    </style:style>
    <style:style style:name="P414" style:parent-style-name="Normal" style:family="paragraph">
      <style:paragraph-properties fo:margin-top="0.1305in" fo:margin-left="0.4722in">
        <style:tab-stops/>
      </style:paragraph-properties>
    </style:style>
    <style:style style:name="P415" style:parent-style-name="Normal" style:family="paragraph">
      <style:paragraph-properties fo:margin-top="0.1305in" fo:margin-left="0.4722in">
        <style:tab-stops/>
      </style:paragraph-properties>
    </style:style>
    <style:style style:name="P416" style:parent-style-name="Normal" style:family="paragraph">
      <style:paragraph-properties fo:margin-top="0.1305in"/>
    </style:style>
  </office:automatic-styles>
  <office:body>
    <office:text text:use-soft-page-breaks="true">
      <text:h text:style-name="P1" text:outline-level="1">Capítulo 1</text:h>
      <text:h text:style-name="P3" text:outline-level="2">Sistemas de control de versiones</text:h>
      <text:p text:style-name="P4"><text:span text:style-name="T5">1.1</text:span><text:span text:style-name="T6"><text:tab/></text:span><text:span text:style-name="T7">Definición, clasificación y funcionamiento</text:span></text:p>
      <text:p text:style-name="P8">Se llama control de versiones a la gestión de los diversos cambios que se realizan sobre los elementos de algún producto o una configuración del mismo. Una versión, revisión o edición de un producto, es el estado en el que se encuentra dicho producto en un momento dado de su desarrollo o modificación. Aunque un sistema de control de versiones puede realizarse de forma manual, es muy aconsejable disponer de herramientas que faciliten esta gestión dando lugar a los llamados sistemas de control de versiones o SVC (del inglés System Version Control).</text:p>
      <text:p text:style-name="P9"><text:span text:style-name="T10">Estos sistemas facilitan la administración de las distintas versiones de cada producto desarrollado, así como las posibles especializaciones realizadas (por ejemplo, para algún cliente específico). Ejemplos de este tipo de herramientas son entre otros:</text:span><text:span text:style-name="T11"><text:s/></text:span><text:span text:style-name="T12">Source</text:span><text:span text:style-name="T13">Tree</text:span><text:span text:style-name="T14">, Git.</text:span></text:p>
      <text:p text:style-name="P15"><text:span text:style-name="T16">1.1.1</text:span><text:span text:style-name="T17"><text:tab/>Terminología</text:span></text:p>
      <text:p text:style-name="P18">Repositorio ("repository")</text:p>
      <text:p text:style-name="P19">El repositorio es el lugar en el que se almacenan los datos actualizados e históricos de cambios.</text:p>
      <text:p text:style-name="P20"/>
      <text:p text:style-name="P21">Rama ("branch")</text:p>
      <text:p text:style-name="P22">Un conjunto de archivos puede ser ramificado o bifurcado en un punto en el tiempo de manera que, a partir de ese momento, dos copias de esos archivos se pueden desarrollar a velocidades diferentes o en formas diferentes de forma independiente el uno del otro.</text:p>
      <text:p text:style-name="P23"/>
      <text:p text:style-name="P24">Cambio ("change")</text:p>
      <text:p text:style-name="P25">Un cambio (o diff, o delta) representa una modificación específica de un documento bajo el control de versiones. La granularidad de la modificación que es considerada como un cambio varía entre los sistemas de control de versiones.</text:p>
      <text:p text:style-name="P26"/>
      <text:p text:style-name="P27">Desplegar ("checkout")</text:p>
      <text:p text:style-name="P28">Es crear una copia de trabajo local desde el repositorio. Un usuario puede especificar una revisión en concreto u obtener la última. El término 'checkout' también se puede utilizar como un sustantivo para describir la copia de trabajo.</text:p>
      <text:p text:style-name="P29"/>
      <text:p text:style-name="P30">Confirmar ("commit")</text:p>
      <text:p text:style-name="P31">Confirmar es escribir o mezclar los cambios realizados en la copia de trabajo del repositorio. Los términos 'commit' y 'checkin' también se pueden utilizar como sustantivos para describir la nueva revisión que se crea como resultado de confirmar.</text:p>
      <text:p text:style-name="P32"/>
      <text:soft-page-break/>
      <text:p text:style-name="P33">Conflicto ("conflict")</text:p>
      <text:p text:style-name="P34">Un conflicto se produce cuando diferentes partes realizan cambios en el mismo documento, y el sistema es incapaz de conciliar los cambios. Un usuario debe resolver el conflicto mediante la integración de los cambios, o mediante la selección de un cambio en favor del otro.</text:p>
      <text:p text:style-name="P35"/>
      <text:p text:style-name="P36">Tronco ("trunk")</text:p>
      <text:p text:style-name="P37">La única línea de desarrollo que no es una rama (a veces también llamada línea base, línea principal o máster).</text:p>
      <text:p text:style-name="P38"/>
      <text:p text:style-name="P39">Fusionar, integrar, mezclar ("merge")</text:p>
      <text:p text:style-name="P40">Una fusión o integración es una operación en la que se aplican dos tipos de cambios en un archivo o conjunto de archivos. Algunos escenarios de ejemplo son los siguientes:</text:p>
      <text:p text:style-name="P41">•<text:tab/>Un usuario, trabajando en un conjunto de archivos, actualiza o sincroniza su copia de trabajo con los cambios realizados y confirmados, por otros usuarios, en el repositorio.</text:p>
      <text:p text:style-name="P42"><text:span text:style-name="T43">•</text:span><text:span text:style-name="T44"><text:tab/>Un usuario intenta confirmar archivos que han sido actualizado por otros usuarios desde el último despliegue (</text:span><text:span text:style-name="T45">'checkout'</text:span><text:span text:style-name="T46">), y el software de control de versiones integra automáticamente los archivos (por lo general, después de preguntarle al usuario si se debe proceder con la integración automática, y en algunos casos sólo se hace si la fusión puede ser clara y razonablemente resuelta).</text:span></text:p>
      <text:p text:style-name="P47">•<text:tab/>Un conjunto de archivos se bifurca, un problema que existía antes de la ramificación se trabaja en una nueva rama, y la solución se combina luego en la otra rama.</text:p>
      <text:p text:style-name="P48">•<text:tab/>Se crea una rama, el código de los archivos es independiente editado, y la rama actualizada se incorpora más tarde en un único tronco unificado.</text:p>
      <text:p text:style-name="P49"/>
      <text:h text:style-name="P50" text:outline-level="1">Capítulo 2</text:h>
      <text:h text:style-name="P51" text:outline-level="2">Aspectos básicos de Git</text:h>
      <text:p text:style-name="P52"><text:span text:style-name="T53">2.1</text:span><text:span text:style-name="T54"><text:tab/>Instalación</text:span></text:p>
      <text:p text:style-name="P55"><text:span text:style-name="T56">La instalación del cliente Git no supone mayor problema. Desde la web oficial de Git (https://git-scm.com/) puedes obtener las instrucciones para instalarlo en las diferentes distribuciones de Linux, así mismo podrás encontrar el instalador para Windows. En OSX ya viene instalado de serie, aunque desde la web oficial podrás bajar la última versión.</text:span></text:p>
      <text:p text:style-name="P57"><text:span text:style-name="T58">2.2</text:span><text:span text:style-name="T59"><text:tab/>Configuración</text:span></text:p>
      <text:p text:style-name="P60"><text:span text:style-name="T61">2.2.1</text:span><text:span text:style-name="T62"><text:tab/>Tu identidad</text:span></text:p>
      <text:p text:style-name="P63">Lo primero que deberías hacer cuando instalas Git es establecer tu nombre de usuario y dirección de correo electrónico. Esto es importante porque las confirmaciones de<text:s/><text:soft-page-break/>cambios (commits) en Git usan esta información, y es introducida de manera inmutable en los commits que envías:</text:p>
      <text:p text:style-name="P64"/>
      <text:p text:style-name="P65">$ git config --global user.name "John Doe"</text:p>
      <text:p text:style-name="P66">$ git config --global user.email johndoe@example.com</text:p>
      <text:p text:style-name="P67"/>
      <text:p text:style-name="P68">Si la versión que tienes instalada es inferior a la 2.0 (cosa poco probable si lo acabas de instalar) se recomienda configurar el siguiente parámetro:</text:p>
      <text:p text:style-name="P69">$ git config --global push.default simple</text:p>
      <text:p text:style-name="P70"><text:span text:style-name="T71">2.2.2</text:span><text:span text:style-name="T72"><text:tab/>Tu clave pública/privada</text:span></text:p>
      <text:p text:style-name="P73">Muchos servidores Git utilizan la autentificación a través de claves públicas SSH. Y, para ello, cada usuario del sistema ha de generarse una, si es que no la tiene ya. El proceso para hacerlo es similar en casi cualquier sistema operativo. Ante todo, asegurarte que no tengas ya una clave. (comprueba que el directorio $HOME/usuario/.ssh no tiene un archivo id_dsa.pub o id_rsa.pub).</text:p>
      <text:p text:style-name="P74">Para crear una nueva clave usamos la siguiente orden:</text:p>
      <text:p text:style-name="P75">$ ssh-keygen -t rsa -C "correo@servidor.es"</text:p>
      <text:p text:style-name="P76"/>
      <text:p text:style-name="P77">El parámetro "-C" no es obligatorio, solo sirve para identificar la clave por si vamos a crear más de una.</text:p>
      <text:p text:style-name="P78"><text:s/></text:p>
      <text:h text:style-name="P79" text:outline-level="1">Capítulo 3</text:h>
      <text:h text:style-name="P80" text:outline-level="2">Uso básico de Git</text:h>
      <text:p text:style-name="P81"><text:span text:style-name="T82">3.1</text:span><text:span text:style-name="T83"><text:tab/>Crear un proyecto</text:span></text:p>
      <text:p text:style-name="P84"><text:span text:style-name="T85">3.1.1</text:span><text:span text:style-name="T86"><text:tab/>Crear un programa "Hola Mundo"</text:span></text:p>
      <text:p text:style-name="P87">Creamos un directorio donde colocar el código</text:p>
      <text:p text:style-name="P88">$ mkdir curso-de-git</text:p>
      <text:p text:style-name="P89">$ cd curso-de-git</text:p>
      <text:p text:style-name="P90"/>
      <text:p text:style-name="P91">Creamos un fichero hola.php que muestre Hola Mundo.</text:p>
      <text:p text:style-name="P92">&lt;?php<text:s/>echo "Hola Mundo\n";</text:p>
      <text:p text:style-name="P93"/>
      <text:soft-page-break/>
      <text:p text:style-name="P94"><text:span text:style-name="T95">3.1.2</text:span><text:span text:style-name="T96"><text:tab/>Crear el repositorio</text:span></text:p>
      <text:p text:style-name="P97">Para crear un nuevo repositorio se usa la orden git init</text:p>
      <text:p text:style-name="P98">$ git init</text:p>
      <text:p text:style-name="P99">Initialized empty Git repository in /home/cc0gobas/git/curso-de-git/.git/</text:p>
      <text:p text:style-name="P100"/>
      <text:p text:style-name="P101"><text:span text:style-name="T102">3.1.3</text:span><text:span text:style-name="T103"><text:tab/>Añadir la aplicación</text:span></text:p>
      <text:p text:style-name="P104">Vamos a almacenar el archivo que hemos creado en el repositorio para poder trabajar, después explicaremos para qué sirve cada orden.</text:p>
      <text:p text:style-name="P105">$ git add hola.php</text:p>
      <text:p text:style-name="P106">$ git commit -m "Creación del proyecto"</text:p>
      <text:p text:style-name="P107"><text:span text:style-name="T108">[master (root-commit) e19f2c1] Creación del proyecto</text:span> </text:p>
      <text:p text:style-name="P109"/>
      <text:p text:style-name="P110"><text:span text:style-name="T111">3.1.4</text:span><text:span text:style-name="T112"><text:tab/>Comprobar el estado del repositorio</text:span></text:p>
      <text:p text:style-name="P113">Con la orden git status podemos ver en qué estado se encuentran los archivos de nuestro repositorio.</text:p>
      <text:p text:style-name="P114">$ git status</text:p>
      <text:p text:style-name="P115"># On branch master</text:p>
      <text:p text:style-name="P116">nothing to commit (working directory clean)</text:p>
      <text:p text:style-name="P117"/>
      <text:p text:style-name="P118">Si modificamos el archivo hola.php:</text:p>
      <text:p text:style-name="P119">&lt;?php</text:p>
      <text:p text:style-name="P120">@print "Hola {$argv[1]}\n";</text:p>
      <text:p text:style-name="P121">Y volvemos a comprobar el estado del repositorio:</text:p>
      <text:p text:style-name="P122">$ git status</text:p>
      <text:p text:style-name="P123"># On branch master</text:p>
      <text:p text:style-name="P124"># Changes not staged for commit:</text:p>
      <text:p text:style-name="P125">#<text:tab/>(use "git add &lt;file&gt;..." to update what will be committed)</text:p>
      <text:p text:style-name="P126">#<text:tab/>(use "git checkout -- &lt;file&gt;..." to discard changes in working directory)</text:p>
      <text:p text:style-name="P127">#</text:p>
      <text:soft-page-break/>
      <text:p text:style-name="P128">#<text:tab/>modified:<text:tab/>hola.php #</text:p>
      <text:p text:style-name="P129">no changes added to commit (use "git add" and/or "git commit -a")</text:p>
      <text:p text:style-name="P130"/>
      <text:p text:style-name="P131"><text:span text:style-name="T132">3.1.5</text:span><text:span text:style-name="T133"><text:tab/>Añadir cambios</text:span></text:p>
      <text:p text:style-name="P134">Con la orden <text:s/>git add <text:s/>indicamos <text:s/>a <text:s/>git <text:s/>que <text:s/>prepare los cambios para que sean almacenados.</text:p>
      <text:p text:style-name="P135">$ git add hola.php</text:p>
      <text:p text:style-name="P136">$ git status</text:p>
      <text:p text:style-name="P137"># On branch master</text:p>
      <text:p text:style-name="P138"># Changes to be committed:</text:p>
      <text:p text:style-name="P139">#<text:tab/>(use "git reset HEAD &lt;file&gt;..." to unstage) #</text:p>
      <text:p text:style-name="P140">#<text:tab/>modified:<text:tab/>hola.php #</text:p>
      <text:p text:style-name="P141"/>
      <text:p text:style-name="P142"><text:span text:style-name="T143">3.1.6</text:span><text:span text:style-name="T144"><text:tab/><text:s/>Confirmar los cambios</text:span></text:p>
      <text:p text:style-name="P145">Con la orden git commit confirmamos los cambios definitivamente, lo que hace que se guarden permanentemente en nuestro repositorio.</text:p>
      <text:p text:style-name="P146">$ git commit -m "Parametrización del programa" [master efc252e] Parametrización del programa 1 file changed, 1 insertion(+), 1 deletion(-)</text:p>
      <text:p text:style-name="P147">$ git status</text:p>
      <text:p text:style-name="P148"># On branch master</text:p>
      <text:p text:style-name="P149">nothing to commit (working directory clean)</text:p>
      <text:p text:style-name="P150"/>
      <text:p text:style-name="P151"><text:span text:style-name="T152">3.1.7</text:span><text:span text:style-name="T153"><text:tab/>Funcionamiento de git: se guardan cambios, no ficheros.</text:span></text:p>
      <text:p text:style-name="P154">Modificamos nuestra aplicación para que soporte un parámetro por defecto y añadimos los cambios.</text:p>
      <text:p text:style-name="P155">&lt;?php</text:p>
      <text:p text:style-name="P156">$nombre = isset($argv[1]) ? $argv[1] : "Mundo"; @print "Hola, {$nombre}\n";</text:p>
      <text:p text:style-name="P157">git add hola.php</text:p>
      <text:p text:style-name="P158">Volvemos a modificar el programa para indicar con un comentario lo que hemos hecho.</text:p>
      <text:p text:style-name="P159">&lt;?php</text:p>
      <text:soft-page-break/>
      <text:p text:style-name="P160">// El nombre por defecto es Mundo</text:p>
      <text:p text:style-name="P161">$nombre = isset($argv[1]) ? $argv[1] : "Mundo"; @print "Hola, {$nombre}\n";</text:p>
      <text:p text:style-name="P162"/>
      <text:p text:style-name="P163">Y vemos el estado en el que está el repositorio</text:p>
      <text:p text:style-name="P164">$ git status</text:p>
      <text:p text:style-name="P165"># On branch master</text:p>
      <text:p text:style-name="P166"># Changes to be committed:</text:p>
      <text:p text:style-name="P167">#<text:tab/>(use "git reset HEAD &lt;file&gt;..." to unstage) #</text:p>
      <text:p text:style-name="P168">#<text:tab/>modified:<text:tab/>hola.php #</text:p>
      <text:p text:style-name="P169"># Changes not staged for commit:</text:p>
      <text:p text:style-name="P170">#<text:tab/>(use "git add &lt;file&gt;..." to update what will be committed)</text:p>
      <text:p text:style-name="P171">#<text:tab/>(use "git checkout -- &lt;file&gt;..." to discard changes in working directory)</text:p>
      <text:p text:style-name="P172">#<text:tab/>modified:<text:tab/>hola.php #</text:p>
      <text:p text:style-name="P173"/>
      <text:p text:style-name="P174">Almacenamos los cambios por separado:</text:p>
      <text:p text:style-name="P175">$ git commit -m "Se añade un parámetro por defecto" [master 3283e0d] Se añade un parámetro por defecto 1 file changed, 2 insertions(+), 1 deletion(-)</text:p>
      <text:p text:style-name="P176">$ git status</text:p>
      <text:p text:style-name="P177"># On branch master</text:p>
      <text:p text:style-name="P178"># Changes not staged for commit:</text:p>
      <text:p text:style-name="P179">#<text:tab/>(use "git add &lt;file&gt;..." to update what will be committed)</text:p>
      <text:p text:style-name="P180">#<text:tab/>(use "git checkout -- &lt;file&gt;..." to discard changes in working direct ory)</text:p>
      <text:p text:style-name="P181">#</text:p>
      <text:p text:style-name="P182">#<text:tab/>modified:<text:tab/>hola.php #</text:p>
      <text:p text:style-name="P183">no changes added to commit (use "git add" and/or "git commit -a")</text:p>
      <text:p text:style-name="P184">$ git add .</text:p>
      <text:p text:style-name="P185">$ git status</text:p>
      <text:p text:style-name="P186"># On branch master</text:p>
      <text:soft-page-break/>
      <text:p text:style-name="P187"># Changes to be committed:</text:p>
      <text:p text:style-name="P188">#<text:tab/>(use "git reset HEAD &lt;file&gt;..." to unstage) #</text:p>
      <text:p text:style-name="P189">#<text:tab/>modified:<text:tab/>hola.php #</text:p>
      <text:p text:style-name="P190">$ git commit -m "Se añade un comentario al cambio del valor por defecto" [master fd4da94] Se añade un comentario al cambio del valor por defecto 1 file changed, 1 insertion(+)</text:p>
      <text:p text:style-name="P191"/>
      <text:p text:style-name="P192">El valor "."<text:s/>después<text:s/>de git add indica que se añadan todos los archivos que hayan cambiado.</text:p>
      <text:p text:style-name="P193"><text:span text:style-name="T194">3.2</text:span><text:span text:style-name="T195"><text:tab/>Trabajando con el historial</text:span></text:p>
      <text:p text:style-name="P196"><text:span text:style-name="T197">3.2.1</text:span><text:span text:style-name="T198"><text:tab/>Observando los cambios</text:span></text:p>
      <text:p text:style-name="P199">Con la orden git log podemos ver todos los cambios que hemos hecho:</text:p>
      <text:p text:style-name="P200">$ git log</text:p>
      <text:p text:style-name="P201">commit fd4da946326fbe8b24e89282ad25a71721bf40f6 Author: Ismael Hidalgo &lt;ismael@adaits.es&gt;</text:p>
      <text:p text:style-name="P202">Date:<text:tab/>Sun Jun 16 12:51:01 2013 +0200</text:p>
      <text:p text:style-name="P203">Se añade un comentario al cambio del valor por defecto commit 3283e0d306c8d42d55ffcb64e456f10510df8177</text:p>
      <text:p text:style-name="P204">Author: Ismael Hidalgo &lt;ismael@adaits.es&gt; Date:<text:tab/>Sun Jun 16 12:50:00 2013 +0200</text:p>
      <text:p text:style-name="P205"/>
      <text:p text:style-name="P206">Se añade un parámetro por defecto</text:p>
      <text:p text:style-name="P207">commit efc252e11939351505a426a6e1aa5bb7dc1dd7c0 Author: Ismael Hidalgo &lt;ismael@adaits.es&gt;</text:p>
      <text:p text:style-name="P208">Date:<text:tab/>Sun Jun 16 12:13:26 2013 +0200</text:p>
      <text:p text:style-name="P209"/>
      <text:p text:style-name="P210">Parametrización del programa</text:p>
      <text:p text:style-name="P211">commit e19f2c1701069d9d1159e9ee21acaa1bbc47d264 Author: Ismael Hidalgo &lt;ismael@adaits.es&gt;</text:p>
      <text:p text:style-name="P212">Date:<text:tab/>Sun Jun 16 11:55:23 2013 +0200</text:p>
      <text:p text:style-name="P213"/>
      <text:p text:style-name="P214">Creación del proyecto</text:p>
      <text:p text:style-name="P215"/>
      <text:p text:style-name="P216">También es posible ver versiones abreviadas o limitadas, dependiendo de los parámetros:</text:p>
      <text:p text:style-name="P217">$ git log --oneline</text:p>
      <text:p text:style-name="P218">fd4da94 Se añade un comentario al cambio del valor por defecto 3283e0d Se añade un parámetro por defecto</text:p>
      <text:p text:style-name="P219">efc252e Parametrización del programa e19f2c1 Creación del proyecto</text:p>
      <text:p text:style-name="P220">git log --oneline --max-count=2</text:p>
      <text:p text:style-name="P221">git log --oneline --since='5 minutes ago' git log --oneline --until='5 minutes ago' git log --oneline --author=ismael</text:p>
      <text:p text:style-name="P222">git log --oneline --all</text:p>
      <text:p text:style-name="P223"/>
      <text:p text:style-name="P224"/>
      <text:p text:style-name="P225">Una versión muy útil de git log es la siguiente, pues nos permite ver en que</text:p>
      <text:p text:style-name="P226"><text:s/>lugares está master y HEAD, entre otras cosas:</text:p>
      <text:p text:style-name="P227">$ git log --pretty=format:'%h %ad | %s%d [%an]' --graph --date=short</text:p>
      <text:p text:style-name="P228">*<text:tab/>fd4da94 2013-06-16 | Se añade un comentario al cambio del valor por def ecto (HEAD, master) [Ismael Hidalgo]</text:p>
      <text:p text:style-name="P229">*<text:tab/>3283e0d 2013-06-16 | Se añade un parámetro por defecto [Ismael Hidalgo]</text:p>
      <text:p text:style-name="P230">*<text:tab/>efc252e 2013-06-16 | Parametrización del programa [Ismael Hidalgo]</text:p>
      <text:p text:style-name="P231">*<text:tab/>e19f2c1 2013-06-16 | Creación del proyecto [Ismael Hidalgo]</text:p>
      <text:p text:style-name="P232"/>
      <text:p text:style-name="P233"><text:span text:style-name="T234">3.2.2</text:span><text:span text:style-name="T235"><text:tab/>Recuperando versiones anteriores</text:span></text:p>
      <text:p text:style-name="P236">Cada cambio es etiquetado por un hash, para poder regresar a ese momento del estado del proyecto se usa la orden git checkout.</text:p>
      <text:p text:style-name="P237">$ git checkout e19f2c1</text:p>
      <text:p text:style-name="P238">Note: checking out 'e19f2c1'.</text:p>
      <text:p text:style-name="P239"><text:span text:style-name="T240">You are in 'detached HEAD' state.<text:s/></text:span><text:span text:style-name="T241">You can look around, make experimental changes and commit them, and you can discard any commits you make in this state without impacting any branches by performing another checkout.</text:span></text:p>
      <text:p text:style-name="P242">If you want to create a new branch to retain commits you create, you may do so (now or later) by using -b with the checkout command again. Example:</text:p>
      <text:soft-page-break/>
      <text:p text:style-name="P243">git checkout -b new_branch_name</text:p>
      <text:p text:style-name="P244"><text:span text:style-name="T245">HEAD is now at e19f2c1...<text:s/></text:span><text:span text:style-name="T246">Creación del proyecto</text:span></text:p>
      <text:p text:style-name="P247">$ cat hola.php</text:p>
      <text:p text:style-name="P248">&lt;?php</text:p>
      <text:p text:style-name="P249">echo "Hello, World\n";</text:p>
      <text:p text:style-name="P250"> </text:p>
      <text:p text:style-name="P251">El aviso que nos sale nos indica que estamos en un estado donde no trabajamos en ninguna rama concreta. Eso significa que los cambios que hagamos podrían "perderse" porque si no son guardados en una nueva rama, en principio no podríamos volver a recuperarlos. Hay que pensar que Git es como un árbol donde un nodo tiene información de su nodo padre, no de sus nodos hijos, con lo que siempre necesitaríamos información de dónde se encuentran los nodos finales o de otra manera no podríamos acceder a ellos.</text:p>
      <text:p text:style-name="P252"><text:span text:style-name="T253">3.2.3</text:span><text:span text:style-name="T254"><text:tab/>Volver a la última versión de la rama master.</text:span></text:p>
      <text:p text:style-name="P255">Usamos git checkout indicando el nombre de la rama:</text:p>
      <text:p text:style-name="P256">$ git checkout master</text:p>
      <text:p text:style-name="P257">Previous HEAD position was e19f2c1... Creación del proyecto</text:p>
      <text:p text:style-name="P258"/>
      <text:p text:style-name="P259"><text:span text:style-name="T260">3.3</text:span><text:span text:style-name="T261"><text:s text:c="2"/></text:span><text:span text:style-name="T262">Visualizar cambios</text:span></text:p>
      <text:p text:style-name="P263"><text:span text:style-name="T264">Para ver los cambios que se han realizado en el código usamos la orden git diff. La orden sin especificar nada más, mostrará los cambios que no han sido añadidos aún, es decir, to- dos los cambios que se han hecho antes de usar la orden git add. Después se puede indicar un parámetro y dará los cambios entre la versión indicada y el estado actual. O para com- parar dos versiones entre sí, se indica la más antigua y la más nueva. Ejemplo:</text:span></text:p>
      <text:p text:style-name="P265">$ git diff v1-beta v1</text:p>
      <text:p text:style-name="P266">diff --git a/hola.php b/hola.php index a31e01f..25a35c0 100644</text:p>
      <text:p text:style-name="P267">--- a/hola.php</text:p>
      <text:p text:style-name="P268">+++ b/hola.php @@ -1,3 +1,4 @@</text:p>
      <text:p text:style-name="P269">&lt;?php</text:p>
      <text:p text:style-name="P270">+// El nombre por defecto es Mundo</text:p>
      <text:p text:style-name="P271">$nombre = isset($argv[1]) ? $argv[1] : "Mundo"; @print "Hola, {$nombre}\n"</text:p>
      <text:p text:style-name="P272"><text:s/></text:p>
      <text:soft-page-break/>
      <text:h text:style-name="P273" text:outline-level="1">Capítulo 4</text:h>
      <text:h text:style-name="P274" text:outline-level="2">Ramas</text:h>
      <text:p text:style-name="P275"><text:span text:style-name="T276">4.</text:span><text:span text:style-name="T277"><text:tab/>Administración de ramas</text:span></text:p>
      <text:p text:style-name="P278"><text:span text:style-name="T279">4.1</text:span><text:span text:style-name="T280"><text:tab/>Crear una nueva rama</text:span></text:p>
      <text:p text:style-name="P281">Cuando vamos a trabajar en una nueva funcionalidad, es conveniente hacerlo en una nue- va rama, para no modificar la rama principal y dejarla inestable. Aunque la orden para manejar ramas es git branch podemos usar también git checkout.</text:p>
      <text:p text:style-name="P282">$ git branch hola</text:p>
      <text:p text:style-name="P283">$ git checkout hola Switched to branch 'hola'</text:p>
      <text:p text:style-name="P284">O de forma más rápida:</text:p>
      <text:p text:style-name="P285">$ git checkout -b hola</text:p>
      <text:p text:style-name="P286">Switched to a new branch 'hola'</text:p>
      <text:p text:style-name="P287"/>
      <text:p text:style-name="P288"><text:span text:style-name="T289">4.2</text:span><text:span text:style-name="T290"><text:tab/>Modificaciones en la rama secundaria</text:span></text:p>
      <text:p text:style-name="P291">Añadimos un nuevo archivo en el directorio lib llamado HolaMundo.php:</text:p>
      <text:p text:style-name="P292">&lt;?php</text:p>
      <text:p text:style-name="P293">class HolaMundo{</text:p>
      <text:p text:style-name="P294">private $nombre;</text:p>
      <text:p text:style-name="P295">function construct($nombre){</text:p>
      <text:p text:style-name="P296">$this-&gt;nombre = $nombre;}</text:p>
      <text:p text:style-name="P297">function toString(){</text:p>
      <text:p text:style-name="P298">return sprintf ("Hola, %s.\n", $this-&gt;nombre);}}</text:p>
      <text:p text:style-name="P299"/>
      <text:p text:style-name="P300">Y modificamos hola.php:</text:p>
      <text:p text:style-name="P301">&lt;?php</text:p>
      <text:p text:style-name="P302">// Autor: Ismael Hidalgo &lt;ismael@adaits.es&gt;</text:p>
      <text:p text:style-name="P303">// El nombre por defecto es Mundo require('HolaMundo.php');</text:p>
      <text:p text:style-name="P304"/>
      <text:p text:style-name="P305">$nombre = isset($argv[1]) ? $argv[1] : "Mundo"; print new HolaMundo($nombre);</text:p>
      <text:p text:style-name="P306"/>
      <text:soft-page-break/>
      <text:p text:style-name="P307">Podríamos confirmar los cambios todos de golpe, pero lo haremos de uno en uno, con su comentario.</text:p>
      <text:p text:style-name="P308">$ git add lib/HolaMundo.php</text:p>
      <text:p text:style-name="P309">$ git commit -m "Añadida la clase HolaMundo" [hola 6932156] Añadida la clase HolaMundo</text:p>
      <text:p text:style-name="P310">1 file changed, 16 insertions(+) create mode 100644 lib/HolaMundo.php</text:p>
      <text:p text:style-name="P311">$ git add lib/hola.php</text:p>
      <text:p text:style-name="P312">$ git commit -m "hola usa la clase HolaMundo" [hola 9862f33] hola usa la clase HolaMundo</text:p>
      <text:p text:style-name="P313">1 file changed, 3 insertions(+), 1 deletion(-)</text:p>
      <text:p text:style-name="P314"/>
      <text:p text:style-name="P315">Y ahora con la orden git checkout podemos movernos entre ramas:</text:p>
      <text:p text:style-name="P316">$ git checkout master Switched to branch 'master'</text:p>
      <text:p text:style-name="P317">$ git checkout hola Switched to branch 'hola'</text:p>
      <text:p text:style-name="P318"/>
      <text:p text:style-name="P319"><text:span text:style-name="T320">4.2.1</text:span><text:span text:style-name="T321"><text:tab/>Modificaciones en la rama master</text:span></text:p>
      <text:p text:style-name="P322">Podemos volver y añadir un nuevo archivo a la rama principal:</text:p>
      <text:p text:style-name="P323">$ git checkout master Switched to branch 'master'</text:p>
      <text:p text:style-name="P324"><text:s/>$ cat README.md # Curso de GIT</text:p>
      <text:p text:style-name="P325"/>
      <text:p text:style-name="P326">Este proyecto contiene el curso de introducción a GIT</text:p>
      <text:p text:style-name="P327">$ git add README.md</text:p>
      <text:p text:style-name="P328">$ git commit -m "Añadido README.md" [master c3e65d0] Añadido README.md 1 file changed, 3 insertions(+) create mode 100644 README.md</text:p>
      <text:p text:style-name="P329">$ git hist --all</text:p>
      <text:p text:style-name="P330">* c3e65d0 2013-06-16 | Añadido README.md (HEAD, master) [Ismael Hidalgo]</text:p>
      <text:p text:style-name="P331">| * 9862f33 2013-06-16 | hola usa la clase HolaMundo (hola) [Ismael Góme z]</text:p>
      <text:p text:style-name="P332">| * 6932156 2013-06-16 | Añadida la clase HolaMundo [Ismael Hidalgo]</text:p>
      <text:p text:style-name="P333">|/</text:p>
      <text:p text:style-name="P334">*<text:tab/>81c6e93 2013-06-16 | Movido hola.php a lib [Ismael Hidalgo]</text:p>
      <text:soft-page-break/>
      <text:p text:style-name="P335">*<text:tab/>96a39df 2013-06-16 | Añadido el autor del programa y su email [Ismael<text:s/>Hidalgo]</text:p>
      <text:p text:style-name="P336">*<text:tab/>fd4da94 2013-06-16 | Se añade un comentario al cambio del valor por defecto (tag: v1) [Ismael Hidalgo]</text:p>
      <text:p text:style-name="P337">*<text:tab/>3283e0d 2013-06-16 | Se añade un parámetro por defecto (tag: v1-beta) [Ismael Hidalgo]</text:p>
      <text:p text:style-name="P338">*<text:tab/>efc252e 2013-06-16 | Parametrización del programa [Ismael Hidalgo]</text:p>
      <text:p text:style-name="P339">*<text:tab/>e19f2c1 2013-06-16 | Creación del proyecto [Ismael Hidalgo]</text:p>
      <text:p text:style-name="P340"/>
      <text:p text:style-name="P341">Y vemos como git hist muestra la bifurcación en nuestro código.</text:p>
      <text:p text:style-name="P342"><text:span text:style-name="T343">4.3</text:span><text:span text:style-name="T344"><text:tab/>Resolución de conflictos</text:span></text:p>
      <text:p text:style-name="P345"/>
      <text:p text:style-name="P346">Un conflicto es cuando se produce una fusión que Git no es capaz de resolver. Vamos a modificar la rama master para crear uno con la rama hola.</text:p>
      <text:p text:style-name="P347">$ git checkout master M<text:tab/>lib/hola.php Already on 'master'</text:p>
      <text:p text:style-name="P348">$ cat lib/hola.php</text:p>
      <text:p text:style-name="P349">&lt;?php</text:p>
      <text:p text:style-name="P350">// Autor: Ismael Hidalgo &lt;ismael@adaits.es&gt; print "Introduce tu nombre:";</text:p>
      <text:p text:style-name="P351">$nombre = trim(fgets(STDIN)); @print "Hola, {$nombre}\n";</text:p>
      <text:p text:style-name="P352">$ git add lib/hola.php</text:p>
      <text:p text:style-name="P353">$ git commit -m "Programa interactivo" [master 9c85275] Programa interactivo</text:p>
      <text:p text:style-name="P354">1<text:tab/>file changed, 2 insertions(+), 2 deletions(-)</text:p>
      <text:p text:style-name="P355">$ git hist --all</text:p>
      <text:p text:style-name="P356">*<text:tab/>9c6ac06 2013-06-16 | Merge commit 'c3e65d0' into hola (hola) [Ismael Hidalgo]</text:p>
      <text:p text:style-name="P357">|\</text:p>
      <text:p text:style-name="P358">*<text:tab/>| 9862f33 2013-06-16 | hola usa la clase HolaMundo [Ismael Hidalgo]</text:p>
      <text:p text:style-name="P359">*<text:tab/>| 6932156 2013-06-16 | Añadida la clase HolaMundo [Ismael Hidalgo]</text:p>
      <text:p text:style-name="P360">| | * 9c85275 2013-06-16 | Programa interactivo (HEAD, master) [Ismael Hidalgo]</text:p>
      <text:p text:style-name="P361">| |/</text:p>
      <text:soft-page-break/>
      <text:p text:style-name="P362">| * c3e65d0 2013-06-16 | Añadido README.md [Ismael Hidalgo]</text:p>
      <text:p text:style-name="P363"/>
      <text:p text:style-name="P364">|/</text:p>
      <text:p text:style-name="P365">*<text:tab/>81c6e93 2013-06-16 | Movido hola.php a lib [Ismael Hidalgo]</text:p>
      <text:p text:style-name="P366">*<text:tab/>96a39df 2013-06-16 | Añadido el autor del programa y su email [Ismael Hidalgo]</text:p>
      <text:p text:style-name="P367">*<text:tab/>fd4da94 2013-06-16 | Se añade un comentario al cambio del valor por def ecto (tag: v1) [Ismael Hidalgo]</text:p>
      <text:p text:style-name="P368">*<text:tab/>3283e0d 2013-06-16 | Se añade un parámetro por defecto (tag: v1-beta) [Ismael Hidalgo]</text:p>
      <text:p text:style-name="P369">*<text:tab/>efc252e 2013-06-16 | Parametrización del programa [Ismael Hidalgo]</text:p>
      <text:p text:style-name="P370">*<text:tab/>e19f2c1 2013-06-16 | Creación del proyecto [Ismael Hidalgo]</text:p>
      <text:p text:style-name="P371"/>
      <text:p text:style-name="P372">Volvemos a la rama hola y fusionamos:</text:p>
      <text:p text:style-name="P373">$ git checkout hola Switched to branch 'hola'</text:p>
      <text:p text:style-name="P374">$ git merge master</text:p>
      <text:p text:style-name="P375">Auto-merging lib/hola.php</text:p>
      <text:p text:style-name="P376">CONFLICT (content): Merge conflict in lib/hola.php</text:p>
      <text:p text:style-name="P377">Automatic merge failed; fix conflicts and then commit the result.</text:p>
      <text:p text:style-name="P378">$ cat lib/hola.php</text:p>
      <text:p text:style-name="P379">&lt;?php</text:p>
      <text:p text:style-name="P380">// Autor: Ismael Hidalgo &lt;ismael@adaits.es&gt;</text:p>
      <text:p text:style-name="P381">&lt;&lt;&lt;&lt;&lt;&lt;&lt; HEAD</text:p>
      <text:p text:style-name="P382">// El nombre por defecto es Mundo require('HolaMundo.php');</text:p>
      <text:p text:style-name="P383">$nombre = isset($argv[1]) ? $argv[1] : "Mundo";</text:p>
      <text:p text:style-name="P384"># print new HolaMundo($nombre);print "Introduce tu nombre:";</text:p>
      <text:p text:style-name="P385">$nombre = trim(fgets(STDIN)); @print "Hola, {$nombre}\n";</text:p>
      <text:p text:style-name="P386">&gt;&gt;&gt;&gt;&gt;&gt;&gt; master</text:p>
      <text:p text:style-name="P387"/>
      <text:soft-page-break/>
      <text:p text:style-name="P388">La primera parte marca el código que estaba en la rama donde trabajábamos (HEAD) y la parte final el código de donde fusionábamos. Resolvemos el conflicto:</text:p>
      <text:p text:style-name="P389">$ cat lib/hola.php</text:p>
      <text:p text:style-name="P390">&lt;?php</text:p>
      <text:p text:style-name="P391">// Autor: Ismael Hidalgo &lt;ismael@adaits.es&gt; require('HolaMundo.php');</text:p>
      <text:p text:style-name="P392">print "Introduce tu nombre:";</text:p>
      <text:p text:style-name="P393">$nombre = trim(fgets(STDIN)); print new HolaMundo($nombre);</text:p>
      <text:p text:style-name="P394">$ git add lib/hola.php</text:p>
      <text:p text:style-name="P395">$ git commit -m "Solucionado el conflicto al fusionar con la rama master" [hola a36af04] Solucionado el conflicto al fusionar con la rama master</text:p>
      <text:p text:style-name="P396">*<text:tab/>3283e0d 2013-06-16 | Se añade un parámetro por defecto (tag: v1-beta) [Ismael Hidalgo]</text:p>
      <text:p text:style-name="P397">*<text:tab/>efc252e 2013-06-16 | Parametrización del programa [Ismael Hidalgo]</text:p>
      <text:p text:style-name="P398">*<text:tab/>e19f2c1 2013-06-16 | Creación del proyecto [Ismael Hidalgo]</text:p>
      <text:p text:style-name="P399">$ git reset --hard c3e65d0</text:p>
      <text:p text:style-name="P400">HEAD is now at c3e65d0 Añadido README.md</text:p>
      <text:p text:style-name="P401"/>
      <text:p text:style-name="P402">Y nuestro estado será:</text:p>
      <text:p text:style-name="P403">$ git hist --all</text:p>
      <text:p text:style-name="P404">*<text:tab/>9862f33 2013-06-16 | hola usa la clase HolaMundo (hola) [Ismael Hidalgo]</text:p>
      <text:p text:style-name="P405">*<text:tab/>6932156 2013-06-16 | Añadida la clase HolaMundo [Ismael Hidalgo]</text:p>
      <text:p text:style-name="P406">| * c3e65d0 2013-06-16 | Añadido README.md (HEAD, master) [Ismael Hidalgo]</text:p>
      <text:p text:style-name="P407">|/</text:p>
      <text:p text:style-name="P408">*<text:tab/>81c6e93 2013-06-16 | Movido hola.php a lib [Ismael Hidalgo]</text:p>
      <text:p text:style-name="P409">*<text:tab/>96a39df 2013-06-16 | Añadido el autor del programa y su email [Ismael<text:s/>Hidalgo]</text:p>
      <text:p text:style-name="P410">*<text:tab/>fd4da94 2013-06-16 | Se añade un comentario al cambio del valor por defecto (tag: v1) [Ismael Hidalgo]</text:p>
      <text:p text:style-name="P411">*<text:tab/>3283e0d 2013-06-16 | Se añade un parámetro por defecto (tag: v1-beta) [Ismael Hidalgo]</text:p>
      <text:soft-page-break/>
      <text:p text:style-name="P412">*<text:tab/>efc252e 2013-06-16 | Parametrización del programa [Ismael Hidalgo]</text:p>
      <text:p text:style-name="P413">*<text:tab/>e19f2c1 2013-06-16 | Creación del proyecto [Ismael Hidalgo]<text:s/></text:p>
      <text:p text:style-name="P414"><text:s/><text:tab/><text:s/></text:p>
      <text:p text:style-name="P415"/>
      <text:p text:style-name="P4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Book Antiqua" svg:font-family="Book Antiqua" style:font-family-generic="roman" style:font-pitch="variable" svg:panose-1="2 4 6 2 5 3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222in" fo:margin-bottom="0in" fo:line-height="100%"/>
      <style:text-properties style:font-name="Calibri Light" style:font-name-asian="Times New Roman" style:font-name-complex="Times New Roman" fo:color="#2F5496" fo:font-size="15pt" style:font-size-asian="15pt" style:font-size-complex="15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style:font-name-complex="Times New Roman" fo:color="#C45911"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style:font-name-complex="Times New Roman" fo:color="#538135" fo:font-size="13pt" style:font-size-asian="13pt" style:font-size-complex="13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font-size="12.5pt" style:font-size-asian="12.5pt" style:font-size-complex="12.5pt"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833C0B" fo:font-size="12pt" style:font-size-asian="12pt" style:font-size-complex="12pt"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385623" fo:font-size="11.5pt" style:font-size-asian="11.5pt" style:font-size-complex="11.5pt"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color="#1F3864" fo:hyphenate="fals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833C0B" fo:font-size="10.5pt" style:font-size-asian="10.5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color="#385623"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5pt" style:font-size-asian="15pt" style:font-size-complex="15pt"/>
    </style:style>
    <style:style style:name="Título2Car" style:display-name="Título 2 Car" style:family="text" style:parent-style-name="Fuentedepárrafopredeter.">
      <style:text-properties style:font-name="Calibri Light" style:font-name-asian="Times New Roman" style:font-name-complex="Times New Roman" fo:color="#C45911"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color="#538135" fo:font-size="13pt" style:font-size-asian="13pt" style:font-size-complex="13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E74B5" fo:font-size="12.5pt" style:font-size-asian="12.5pt" style:font-size-complex="12.5pt"/>
    </style:style>
    <style:style style:name="Título5Car" style:display-name="Título 5 Car" style:family="text" style:parent-style-name="Fuentedepárrafopredeter.">
      <style:text-properties style:font-name="Calibri Light" style:font-name-asian="Times New Roman" style:font-name-complex="Times New Roman" fo:font-style="italic" style:font-style-asian="italic" style:font-style-complex="italic" fo:color="#833C0B" fo:font-size="12pt" style:font-size-asian="12pt" style:font-size-complex="12pt"/>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385623" fo:font-size="11.5pt" style:font-size-asian="11.5pt" style:font-size-complex="11.5pt"/>
    </style:style>
    <style:style style:name="Título7Car" style:display-name="Título 7 Car" style:family="text" style:parent-style-name="Fuentedepárrafopredeter.">
      <style:text-properties style:font-name="Calibri Light" style:font-name-asian="Times New Roman" style:font-name-complex="Times New Roman" fo:color="#1F3864"/>
    </style:style>
    <style:style style:name="Título8Car" style:display-name="Título 8 Car" style:family="text" style:parent-style-name="Fuentedepárrafopredeter.">
      <style:text-properties style:font-name="Calibri Light" style:font-name-asian="Times New Roman" style:font-name-complex="Times New Roman" fo:color="#833C0B" fo:font-size="10.5pt" style:font-size-asian="10.5pt" style:font-size-complex="10.5pt"/>
    </style:style>
    <style:style style:name="Título9Car" style:display-name="Título 9 Car" style:family="text" style:parent-style-name="Fuentedepárrafopredeter.">
      <style:text-properties style:font-name="Calibri Light" style:font-name-asian="Times New Roman" style:font-name-complex="Times New Roman" fo:color="#385623"/>
    </style:style>
    <style:style style:name="Descripción" style:display-name="Descripción" style:family="paragraph" style:parent-style-name="Normal" style:next-style-name="Normal">
      <style:paragraph-properties fo:line-height="100%"/>
      <style:text-properties fo:font-weight="bold" style:font-weight-asian="bold" style:font-weight-complex="bold" fo:font-variant="small-caps" fo:color="#4472C4" fo:letter-spacing="0.0041in"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color="#2F5496" fo:letter-spacing="-0.0069in" fo:font-size="26pt" style:font-size-asian="26pt" style:font-size-complex="26pt" fo:hyphenate="false"/>
    </style:style>
    <style:style style:name="TítuloCar" style:display-name="Título Car" style:family="text" style:parent-style-name="Fuentedepárrafopredeter.">
      <style:text-properties style:font-name="Calibri Light" style:font-name-asian="Times New Roman" style:font-name-complex="Times New Roman" fo:color="#2F5496" fo:letter-spacing="-0.0069in" fo:font-size="26pt" style:font-size-asian="26pt" style:font-size-complex="26pt"/>
    </style:style>
    <style:style style:name="Subtítulo" style:display-name="Subtítulo" style:family="paragraph" style:parent-style-name="Normal" style:next-style-name="Normal">
      <style:paragraph-properties fo:line-height="100%"/>
      <style:text-properties style:font-name="Calibri Light" style:font-name-asian="Times New Roman" style:font-name-complex="Times New Roman" fo:hyphenate="false"/>
    </style:style>
    <style:style style:name="SubtítuloCar" style:display-name="Subtítulo Car" style:family="text" style:parent-style-name="Fuentedepárrafopredeter.">
      <style:text-properties style:font-name="Calibri Light" style:font-name-asian="Times New Roman" style:font-name-complex="Times New Roman"/>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Sinespaciado" style:display-name="Sin espaciado" style:family="paragraph">
      <style:paragraph-properties fo:margin-bottom="0in" fo:line-height="100%"/>
      <style:text-properties fo:hyphenate="false"/>
    </style:style>
    <style:style style:name="Cita" style:display-name="Cita" style:family="paragraph" style:parent-style-name="Normal" style:next-style-name="Normal">
      <style:paragraph-properties fo:text-align="center" fo:margin-top="0.0833in" fo:margin-left="0.5in" fo:margin-right="0.5in">
        <style:tab-stops/>
      </style:paragraph-properties>
      <style:text-properties fo:font-style="italic" style:font-style-asian="italic" style:font-style-complex="italic" fo:hyphenate="false"/>
    </style:style>
    <style:style style:name="CitaCar" style:display-name="Cita Car" style:family="text" style:parent-style-name="Fuentedepárrafopredeter.">
      <style:text-properties fo:font-style="italic" style:font-style-asian="italic" style:font-style-complex="italic"/>
    </style:style>
    <style:style style:name="Citadestacada" style:display-name="Cita destacada" style:family="paragraph" style:parent-style-name="Normal" style:next-style-name="Normal">
      <style:paragraph-properties fo:text-align="center" fo:margin-top="0.0833in" fo:line-height="125%" fo:margin-left="0.4in" fo:margin-right="0.4in">
        <style:tab-stops/>
      </style:paragraph-properties>
      <style:text-properties style:font-name="Calibri Light" style:font-name-asian="Times New Roman" style:font-name-complex="Times New Roman" fo:color="#4472C4" fo:font-size="12pt" style:font-size-asian="12pt" style:font-size-complex="12pt" fo:hyphenate="false"/>
    </style:style>
    <style:style style:name="CitadestacadaCar" style:display-name="Cita destacada Car" style:family="text" style:parent-style-name="Fuentedepárrafopredeter.">
      <style:text-properties style:font-name="Calibri Light" style:font-name-asian="Times New Roman" style:font-name-complex="Times New Roman" fo:color="#4472C4" fo:font-size="12pt" style:font-size-asian="12pt" style:font-size-complex="12pt"/>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normal" style:font-weight-asian="normal" style:font-weight-complex="normal" fo:font-style="italic" style:font-style-asian="italic" style:font-style-complex="italic" fo:color="#4472C4"/>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fo:color="#4472C4" fo:letter-spacing="0.0034in" style:text-underline-type="single" style:text-underline-style="solid" style:text-underline-width="auto" style:text-underline-mode="continuous"/>
    </style:style>
    <style:style style:name="Títulodellibro" style:display-name="Título del libro" style:family="text" style:parent-style-name="Fuentedepárrafopredeter.">
      <style:text-properties fo:font-weight="bold" style:font-weight-asian="bold" style:font-weight-complex="bold" fo:font-variant="small-caps"/>
    </style:style>
    <style:style style:name="TítuloTDC" style:display-name="Título TDC" style:family="paragraph" style:parent-style-name="Título1" style:next-style-name="Normal">
      <style:text-properties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margin-top="0.1305in"/>
      <style:text-properties style:font-name="SimSun" style:font-name-asian="SimSun" fo:font-size="10pt" style:font-size-asian="10pt" style:font-size-complex="10pt"/>
    </style:style>
  </office:automatic-styles>
  <office:master-styles>
    <style:master-page style:name="MP0" style:page-layout-name="PL0">
      <style:header>
        <text:p text:style-name="P2">Ismael Hidalgo Céspedes 1ºDAW</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smael Hidalgo</meta:initial-creator>
    <dc:creator>Ismael Hidalgo</dc:creator>
    <meta:creation-date>2020-12-03T15:49:00Z</meta:creation-date>
    <dc:date>2020-12-03T17:07:00Z</dc:date>
    <meta:template xlink:href="Normal.dotm" xlink:type="simple"/>
    <meta:editing-cycles>2</meta:editing-cycles>
    <meta:editing-duration>PT4680S</meta:editing-duration>
    <meta:document-statistic meta:page-count="15" meta:paragraph-count="38" meta:word-count="2930" meta:character-count="19007" meta:row-count="134" meta:non-whitespace-character-count="16115"/>
  </office:meta>
</office:document-meta>
</file>